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711cm"/>
    </style:style>
    <style:style style:name="co4" style:family="table-column">
      <style:table-column-properties fo:break-before="auto" style:column-width="3.113cm"/>
    </style:style>
    <style:style style:name="co5" style:family="table-column">
      <style:table-column-properties fo:break-before="auto" style:column-width="2.676cm"/>
    </style:style>
    <style:style style:name="co6" style:family="table-column">
      <style:table-column-properties fo:break-before="auto" style:column-width="2.976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4.202cm"/>
    </style:style>
    <style:style style:name="co10" style:family="table-column">
      <style:table-column-properties fo:break-before="auto" style:column-width="2.268cm"/>
    </style:style>
    <style:style style:name="co11" style:family="table-column">
      <style:table-column-properties fo:break-before="auto" style:column-width="2.785cm"/>
    </style:style>
    <style:style style:name="co12" style:family="table-column">
      <style:table-column-properties fo:break-before="auto" style:column-width="2.623cm"/>
    </style:style>
    <style:style style:name="co13" style:family="table-column">
      <style:table-column-properties fo:break-before="auto" style:column-width="1.914cm"/>
    </style:style>
    <style:style style:name="co14" style:family="table-column">
      <style:table-column-properties fo:break-before="auto" style:column-width="2.459cm"/>
    </style:style>
    <style:style style:name="co15" style:family="table-column">
      <style:table-column-properties fo:break-before="auto" style:column-width="2.921cm"/>
    </style:style>
    <style:style style:name="co16" style:family="table-column">
      <style:table-column-properties fo:break-before="auto" style:column-width="3.166cm"/>
    </style:style>
    <style:style style:name="co17" style:family="table-column">
      <style:table-column-properties fo:break-before="auto" style:column-width="1.887cm"/>
    </style:style>
    <style:style style:name="co18" style:family="table-column">
      <style:table-column-properties fo:break-before="auto" style:column-width="3.194cm"/>
    </style:style>
    <style:style style:name="co19" style:family="table-column">
      <style:table-column-properties fo:break-before="auto" style:column-width="2.568cm"/>
    </style:style>
    <style:style style:name="co20" style:family="table-column">
      <style:table-column-properties fo:break-before="auto" style:column-width="2.35cm"/>
    </style:style>
    <style:style style:name="co21" style:family="table-column">
      <style:table-column-properties fo:break-before="auto" style:column-width="2.104cm"/>
    </style:style>
    <style:style style:name="co22" style:family="table-column">
      <style:table-column-properties fo:break-before="auto" style:column-width="3.685cm"/>
    </style:style>
    <style:style style:name="co23" style:family="table-column">
      <style:table-column-properties fo:break-before="auto" style:column-width="2.187cm"/>
    </style:style>
    <style:style style:name="co24" style:family="table-column">
      <style:table-column-properties fo:break-before="auto" style:column-width="3.902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ToonshaderUSGProfilerData_SECOND_TEST_data_category_mainThread_fram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"/>
        <table:table-column table:style-name="co25" table:number-columns-repeated="4" table:default-cell-style-name="Default"/>
        <table:table-row table:style-name="ro1">
          <table:table-cell office:value-type="string" calcext:value-type="string">
            <text:p>frameIdx</text:p>
          </table:table-cell>
          <table:table-cell office:value-type="string" calcext:value-type="string">
            <text:p>Render(msec)</text:p>
          </table:table-cell>
          <table:table-cell office:value-type="string" calcext:value-type="string">
            <text:p>Scripts(msec)</text:p>
          </table:table-cell>
          <table:table-cell office:value-type="string" calcext:value-type="string">
            <text:p>Managed Jobs(msec)</text:p>
          </table:table-cell>
          <table:table-cell office:value-type="string" calcext:value-type="string">
            <text:p>Burst Jobs(msec)</text:p>
          </table:table-cell>
          <table:table-cell office:value-type="string" calcext:value-type="string">
            <text:p>GUI(msec)</text:p>
          </table:table-cell>
          <table:table-cell office:value-type="string" calcext:value-type="string">
            <text:p>Physics(msec)</text:p>
          </table:table-cell>
          <table:table-cell office:value-type="string" calcext:value-type="string">
            <text:p>Animation(msec)</text:p>
          </table:table-cell>
          <table:table-cell office:value-type="string" calcext:value-type="string">
            <text:p>AI(msec)</text:p>
          </table:table-cell>
          <table:table-cell office:value-type="string" calcext:value-type="string">
            <text:p>Audio(msec)</text:p>
          </table:table-cell>
          <table:table-cell office:value-type="string" calcext:value-type="string">
            <text:p>Audio Job(msec)</text:p>
          </table:table-cell>
          <table:table-cell office:value-type="string" calcext:value-type="string">
            <text:p>Audio Update Job(msec)</text:p>
          </table:table-cell>
          <table:table-cell office:value-type="string" calcext:value-type="string">
            <text:p>Video(msec)</text:p>
          </table:table-cell>
          <table:table-cell office:value-type="string" calcext:value-type="string">
            <text:p>Particles(msec)</text:p>
          </table:table-cell>
          <table:table-cell office:value-type="string" calcext:value-type="string">
            <text:p>Gi(msec)</text:p>
          </table:table-cell>
          <table:table-cell office:value-type="string" calcext:value-type="string">
            <text:p>Network(msec)</text:p>
          </table:table-cell>
          <table:table-cell office:value-type="string" calcext:value-type="string">
            <text:p>Loading(msec)</text:p>
          </table:table-cell>
          <table:table-cell office:value-type="string" calcext:value-type="string">
            <text:p>Other(msec)</text:p>
          </table:table-cell>
          <table:table-cell office:value-type="string" calcext:value-type="string">
            <text:p>GC(msec)</text:p>
          </table:table-cell>
          <table:table-cell office:value-type="string" calcext:value-type="string">
            <text:p>VSync(msec)</text:p>
          </table:table-cell>
          <table:table-cell office:value-type="string" calcext:value-type="string">
            <text:p>Overhead(msec)</text:p>
          </table:table-cell>
          <table:table-cell office:value-type="string" calcext:value-type="string">
            <text:p>PlayerLoop(msec)</text:p>
          </table:table-cell>
          <table:table-cell office:value-type="string" calcext:value-type="string">
            <text:p>Director(msec)</text:p>
          </table:table-cell>
          <table:table-cell office:value-type="string" calcext:value-type="string">
            <text:p>VR(msec)</text:p>
          </table:table-cell>
          <table:table-cell office:value-type="string" calcext:value-type="string">
            <text:p>NativeMem(msec)</text:p>
          </table:table-cell>
          <table:table-cell office:value-type="string" calcext:value-type="string">
            <text:p>Internal(msec)</text:p>
          </table:table-cell>
          <table:table-cell office:value-type="string" calcext:value-type="string">
            <text:p>FileIO(msec)</text:p>
          </table:table-cell>
          <table:table-cell office:value-type="string" calcext:value-type="string">
            <text:p>UI Layout(msec)</text:p>
          </table:table-cell>
          <table:table-cell office:value-type="string" calcext:value-type="string">
            <text:p>UI Render(msec)</text:p>
          </table:table-cell>
          <table:table-cell office:value-type="string" calcext:value-type="string">
            <text:p>VFX(msec)</text:p>
          </table:table-cell>
          <table:table-cell office:value-type="string" calcext:value-type="string">
            <text:p>Build Interface(msec)</text:p>
          </table:table-cell>
          <table:table-cell office:value-type="string" calcext:value-type="string">
            <text:p>Input(msec)</text:p>
          </table:table-cell>
          <table:table-cell office:value-type="string" calcext:value-type="string">
            <text:p>Virtual Texturing(msec)</text:p>
          </table:table-cell>
          <table:table-cell office:value-type="string" calcext:value-type="string">
            <text:p>Total(msec)</text:p>
          </table:table-cell>
          <table:table-cell office:value-type="string" calcext:value-type="string">
            <text:p>Variance(msec)</text:p>
          </table:table-cell>
          <table:table-cell office:value-type="string" calcext:value-type="string">
            <text:p>Standard Deviation(msec)</text:p>
          </table:table-cell>
          <table:table-cell office:value-type="string" calcext:value-type="string">
            <text:p>Standard Error(msec)</text:p>
          </table:table-cell>
          <table:table-cell office:value-type="string" calcext:value-type="string">
            <text:p>Mean(msec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360009" calcext:value-type="float">
            <text:p>0.08360009</text:p>
          </table:table-cell>
          <table:table-cell office:value-type="float" office:value="0.1514001" calcext:value-type="float">
            <text:p>0.151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3669982" calcext:value-type="float">
            <text:p>0.03669982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300024" calcext:value-type="float">
            <text:p>0.00730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:.AG2])" office:value-type="float" office:value="0.302700034" calcext:value-type="float">
            <text:p>0.302700034</text:p>
          </table:table-cell>
          <table:table-cell table:formula="of:=COM.MICROSOFT.VAR.P([.AH2:.AH301])" office:value-type="float" office:value="0.00497558536349407" calcext:value-type="float">
            <text:p>0.004975585363494</text:p>
          </table:table-cell>
          <table:table-cell table:formula="of:=COM.MICROSOFT.STDEV.P([.AH2:.AH301])" office:value-type="float" office:value="0.0705378293080675" calcext:value-type="float">
            <text:p>0.070537829308068</text:p>
          </table:table-cell>
          <table:table-cell table:formula="of:=([.AJ2])/(SQRT(COUNT([.AH2:.AH301])))" office:value-type="float" office:value="0.00407250347390647" calcext:value-type="float">
            <text:p>0.004072503473906</text:p>
          </table:table-cell>
          <table:table-cell table:formula="of:=AVERAGE([.AH2:.AH301])" office:value-type="float" office:value="0.372750326542333" calcext:value-type="float">
            <text:p>0.372750326542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470011" calcext:value-type="float">
            <text:p>0.08470011</text:p>
          </table:table-cell>
          <table:table-cell office:value-type="float" office:value="0.1524001" calcext:value-type="float">
            <text:p>0.152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849978" calcext:value-type="float">
            <text:p>0.03849978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899988" calcext:value-type="float">
            <text:p>0.007899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:.AG3])" office:value-type="float" office:value="0.307399978" calcext:value-type="float">
            <text:p>0.30739997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53001" calcext:value-type="float">
            <text:p>0.0853001</text:p>
          </table:table-cell>
          <table:table-cell office:value-type="float" office:value="0.1654001" calcext:value-type="float">
            <text:p>0.165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office:value-type="float" office:value="0.1431" calcext:value-type="float">
            <text:p>0.1431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5049967" calcext:value-type="float">
            <text:p>0.05049967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10001" calcext:value-type="float">
            <text:p>0.016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:.AG4])" office:value-type="float" office:value="0.4910998801" calcext:value-type="float">
            <text:p>0.49109988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8590008" calcext:value-type="float">
            <text:p>0.08590008</text:p>
          </table:table-cell>
          <table:table-cell office:value-type="float" office:value="0.1687001" calcext:value-type="float">
            <text:p>0.168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809978" calcext:value-type="float">
            <text:p>0.03809978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89998" calcext:value-type="float">
            <text:p>0.0208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:.AG5])" office:value-type="float" office:value="0.33739994" calcext:value-type="float">
            <text:p>0.3373999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8600011" calcext:value-type="float">
            <text:p>0.08600011</text:p>
          </table:table-cell>
          <table:table-cell office:value-type="float" office:value="0.1825001" calcext:value-type="float">
            <text:p>0.182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4409983" calcext:value-type="float">
            <text:p>0.04409983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4" calcext:value-type="float">
            <text:p>0.0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:.AG6])" office:value-type="float" office:value="0.35960004" calcext:value-type="float">
            <text:p>0.3596000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846001" calcext:value-type="float">
            <text:p>0.0846001</text:p>
          </table:table-cell>
          <table:table-cell office:value-type="float" office:value="0.1536001" calcext:value-type="float">
            <text:p>0.153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3809983" calcext:value-type="float">
            <text:p>0.03809983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39999" calcext:value-type="float">
            <text:p>0.010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:.AG7])" office:value-type="float" office:value="0.3095000199" calcext:value-type="float">
            <text:p>0.309500019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8160008" calcext:value-type="float">
            <text:p>0.08160008</text:p>
          </table:table-cell>
          <table:table-cell office:value-type="float" office:value="0.1513001" calcext:value-type="float">
            <text:p>0.151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589981" calcext:value-type="float">
            <text:p>0.03589981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699981" calcext:value-type="float">
            <text:p>0.007699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:.AG8])" office:value-type="float" office:value="0.2992999711" calcext:value-type="float">
            <text:p>0.299299971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8260011" calcext:value-type="float">
            <text:p>0.08260011</text:p>
          </table:table-cell>
          <table:table-cell office:value-type="float" office:value="0.1523001" calcext:value-type="float">
            <text:p>0.152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3689974" calcext:value-type="float">
            <text:p>0.03689974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1" calcext:value-type="float">
            <text:p>0.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:.AG9])" office:value-type="float" office:value="0.30479995" calcext:value-type="float">
            <text:p>0.3047999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93001" calcext:value-type="float">
            <text:p>0.0893001</text:p>
          </table:table-cell>
          <table:table-cell office:value-type="float" office:value="0.1635001" calcext:value-type="float">
            <text:p>0.163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4269977" calcext:value-type="float">
            <text:p>0.04269977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79999" calcext:value-type="float">
            <text:p>0.017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:.AG10])" office:value-type="float" office:value="0.3508999602" calcext:value-type="float">
            <text:p>0.350899960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49001" calcext:value-type="float">
            <text:p>0.0849001</text:p>
          </table:table-cell>
          <table:table-cell office:value-type="float" office:value="0.1667001" calcext:value-type="float">
            <text:p>0.166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4229981" calcext:value-type="float">
            <text:p>0.04229981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00002" calcext:value-type="float">
            <text:p>0.035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:.AG11])" office:value-type="float" office:value="0.35260003" calcext:value-type="float">
            <text:p>0.3526000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58001" calcext:value-type="float">
            <text:p>0.0858001</text:p>
          </table:table-cell>
          <table:table-cell office:value-type="float" office:value="0.1620001" calcext:value-type="float">
            <text:p>0.16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3879978" calcext:value-type="float">
            <text:p>0.03879978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79999" calcext:value-type="float">
            <text:p>0.019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:.AG12])" office:value-type="float" office:value="0.3342999699" calcext:value-type="float">
            <text:p>0.334299969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8510009" calcext:value-type="float">
            <text:p>0.08510009</text:p>
          </table:table-cell>
          <table:table-cell office:value-type="float" office:value="0.1616001" calcext:value-type="float">
            <text:p>0.161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4039971" calcext:value-type="float">
            <text:p>0.04039971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30002" calcext:value-type="float">
            <text:p>0.0173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:.AG13])" office:value-type="float" office:value="0.3295999201" calcext:value-type="float">
            <text:p>0.329599920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8440011" calcext:value-type="float">
            <text:p>0.08440011</text:p>
          </table:table-cell>
          <table:table-cell office:value-type="float" office:value="0.1695001" calcext:value-type="float">
            <text:p>0.169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4009974" calcext:value-type="float">
            <text:p>0.04009974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:.AG14])" office:value-type="float" office:value="0.3460999498" calcext:value-type="float">
            <text:p>0.346099949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8370011" calcext:value-type="float">
            <text:p>0.08370011</text:p>
          </table:table-cell>
          <table:table-cell office:value-type="float" office:value="0.1509001" calcext:value-type="float">
            <text:p>0.150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3789984" calcext:value-type="float">
            <text:p>0.03789984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6" calcext:value-type="float">
            <text:p>0.0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:.AG15])" office:value-type="float" office:value="0.3029000501" calcext:value-type="float">
            <text:p>0.302900050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8480008" calcext:value-type="float">
            <text:p>0.08480008</text:p>
          </table:table-cell>
          <table:table-cell office:value-type="float" office:value="0.1594001" calcext:value-type="float">
            <text:p>0.159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3889991" calcext:value-type="float">
            <text:p>0.03889991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099987" calcext:value-type="float">
            <text:p>0.008099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:.AG16])" office:value-type="float" office:value="0.314300077" calcext:value-type="float">
            <text:p>0.31430007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819001" calcext:value-type="float">
            <text:p>0.0819001</text:p>
          </table:table-cell>
          <table:table-cell office:value-type="float" office:value="0.1518001" calcext:value-type="float">
            <text:p>0.151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3669978" calcext:value-type="float">
            <text:p>0.03669978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099993" calcext:value-type="float">
            <text:p>0.006099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:.AG17])" office:value-type="float" office:value="0.300099973" calcext:value-type="float">
            <text:p>0.30009997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8280008" calcext:value-type="float">
            <text:p>0.08280008</text:p>
          </table:table-cell>
          <table:table-cell office:value-type="float" office:value="0.1493001" calcext:value-type="float">
            <text:p>0.149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3719986" calcext:value-type="float">
            <text:p>0.03719986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799987" calcext:value-type="float">
            <text:p>0.005799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:.AG18])" office:value-type="float" office:value="0.297500027" calcext:value-type="float">
            <text:p>0.29750002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946001" calcext:value-type="float">
            <text:p>0.0946001</text:p>
          </table:table-cell>
          <table:table-cell office:value-type="float" office:value="0.1629" calcext:value-type="float">
            <text:p>0.1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3669984" calcext:value-type="float">
            <text:p>0.03669984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69999" calcext:value-type="float">
            <text:p>0.022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:.AG19])" office:value-type="float" office:value="0.34129993" calcext:value-type="float">
            <text:p>0.3412999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924001" calcext:value-type="float">
            <text:p>0.0924001</text:p>
          </table:table-cell>
          <table:table-cell office:value-type="float" office:value="0.1754" calcext:value-type="float">
            <text:p>0.1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4419974" calcext:value-type="float">
            <text:p>0.04419974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3" calcext:value-type="float">
            <text:p>0.0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:.AG20])" office:value-type="float" office:value="0.35419984" calcext:value-type="float">
            <text:p>0.3541998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8960012" calcext:value-type="float">
            <text:p>0.08960012</text:p>
          </table:table-cell>
          <table:table-cell office:value-type="float" office:value="0.1835001" calcext:value-type="float">
            <text:p>0.183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4419977" calcext:value-type="float">
            <text:p>0.04419977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10003" calcext:value-type="float">
            <text:p>0.0151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:.AG21])" office:value-type="float" office:value="0.3592000199" calcext:value-type="float">
            <text:p>0.359200019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8680011" calcext:value-type="float">
            <text:p>0.08680011</text:p>
          </table:table-cell>
          <table:table-cell office:value-type="float" office:value="0.1744001" calcext:value-type="float">
            <text:p>0.174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4279972" calcext:value-type="float">
            <text:p>0.04279972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29999" calcext:value-type="float">
            <text:p>0.033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:.AG22])" office:value-type="float" office:value="0.3618999199" calcext:value-type="float">
            <text:p>0.361899919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9680013" calcext:value-type="float">
            <text:p>0.09680013</text:p>
          </table:table-cell>
          <table:table-cell office:value-type="float" office:value="0.1717001" calcext:value-type="float">
            <text:p>0.171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999999" calcext:value-type="float">
            <text:p>0.0008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4249974" calcext:value-type="float">
            <text:p>0.04249974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1" calcext:value-type="float">
            <text:p>0.0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:.AG23])" office:value-type="float" office:value="0.3709999699" calcext:value-type="float">
            <text:p>0.3709999699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8150009" calcext:value-type="float">
            <text:p>0.08150009</text:p>
          </table:table-cell>
          <table:table-cell office:value-type="float" office:value="0.1594001" calcext:value-type="float">
            <text:p>0.159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3829978" calcext:value-type="float">
            <text:p>0.03829978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300005" calcext:value-type="float">
            <text:p>0.00830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:.AG24])" office:value-type="float" office:value="0.3109999749" calcext:value-type="float">
            <text:p>0.310999974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863001" calcext:value-type="float">
            <text:p>0.0863001</text:p>
          </table:table-cell>
          <table:table-cell office:value-type="float" office:value="0.1732001" calcext:value-type="float">
            <text:p>0.173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4089982" calcext:value-type="float">
            <text:p>0.04089982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40002" calcext:value-type="float">
            <text:p>0.0204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:.AG25])" office:value-type="float" office:value="0.3451000399" calcext:value-type="float">
            <text:p>0.3451000399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8520012" calcext:value-type="float">
            <text:p>0.08520012</text:p>
          </table:table-cell>
          <table:table-cell office:value-type="float" office:value="0.1559001" calcext:value-type="float">
            <text:p>0.155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839974" calcext:value-type="float">
            <text:p>0.03839974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3" calcext:value-type="float">
            <text:p>0.0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:.AG26])" office:value-type="float" office:value="0.32259996" calcext:value-type="float">
            <text:p>0.3225999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8610009" calcext:value-type="float">
            <text:p>0.08610009</text:p>
          </table:table-cell>
          <table:table-cell office:value-type="float" office:value="0.1614001" calcext:value-type="float">
            <text:p>0.161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3799983" calcext:value-type="float">
            <text:p>0.03799983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1" calcext:value-type="float">
            <text:p>0.0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:.AG27])" office:value-type="float" office:value="0.32440002" calcext:value-type="float">
            <text:p>0.32440002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8900011" calcext:value-type="float">
            <text:p>0.08900011</text:p>
          </table:table-cell>
          <table:table-cell office:value-type="float" office:value="0.1841001" calcext:value-type="float">
            <text:p>0.184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800001" calcext:value-type="float">
            <text:p>0.0038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4669983" calcext:value-type="float">
            <text:p>0.04669983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20001" calcext:value-type="float">
            <text:p>0.049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:.AG28])" office:value-type="float" office:value="0.395600051" calcext:value-type="float">
            <text:p>0.39560005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8390011" calcext:value-type="float">
            <text:p>0.08390011</text:p>
          </table:table-cell>
          <table:table-cell office:value-type="float" office:value="0.1686001" calcext:value-type="float">
            <text:p>0.168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4439979" calcext:value-type="float">
            <text:p>0.04439979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" calcext:value-type="float">
            <text:p>0.0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:.AG29])" office:value-type="float" office:value="0.3339" calcext:value-type="float">
            <text:p>0.3339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8620009" calcext:value-type="float">
            <text:p>0.08620009</text:p>
          </table:table-cell>
          <table:table-cell office:value-type="float" office:value="0.1789001" calcext:value-type="float">
            <text:p>0.178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3829977" calcext:value-type="float">
            <text:p>0.03829977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60001" calcext:value-type="float">
            <text:p>0.016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0:.AG30])" office:value-type="float" office:value="0.3459999699" calcext:value-type="float">
            <text:p>0.345999969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9910011" calcext:value-type="float">
            <text:p>0.09910011</text:p>
          </table:table-cell>
          <table:table-cell office:value-type="float" office:value="0.1828" calcext:value-type="float">
            <text:p>0.1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5889992" calcext:value-type="float">
            <text:p>0.05889992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30001" calcext:value-type="float">
            <text:p>0.015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1:.AG31])" office:value-type="float" office:value="0.38840004" calcext:value-type="float">
            <text:p>0.3884000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013001" calcext:value-type="float">
            <text:p>0.1013001</text:p>
          </table:table-cell>
          <table:table-cell office:value-type="float" office:value="0.1791" calcext:value-type="float">
            <text:p>0.1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492997" calcext:value-type="float">
            <text:p>0.0492997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89998" calcext:value-type="float">
            <text:p>0.0298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2:.AG32])" office:value-type="float" office:value="0.3857997801" calcext:value-type="float">
            <text:p>0.385799780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9040009" calcext:value-type="float">
            <text:p>0.09040009</text:p>
          </table:table-cell>
          <table:table-cell office:value-type="float" office:value="0.1807" calcext:value-type="float">
            <text:p>0.1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4229975" calcext:value-type="float">
            <text:p>0.04229975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80001" calcext:value-type="float">
            <text:p>0.015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3:.AG33])" office:value-type="float" office:value="0.3546998501" calcext:value-type="float">
            <text:p>0.354699850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8490009" calcext:value-type="float">
            <text:p>0.08490009</text:p>
          </table:table-cell>
          <table:table-cell office:value-type="float" office:value="0.1614001" calcext:value-type="float">
            <text:p>0.161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3959977" calcext:value-type="float">
            <text:p>0.03959977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99999" calcext:value-type="float">
            <text:p>0.007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4:.AG34])" office:value-type="float" office:value="0.318699959" calcext:value-type="float">
            <text:p>0.318699959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9120011" calcext:value-type="float">
            <text:p>0.09120011</text:p>
          </table:table-cell>
          <table:table-cell office:value-type="float" office:value="0.1833001" calcext:value-type="float">
            <text:p>0.183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397998" calcext:value-type="float">
            <text:p>0.0397998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600012" calcext:value-type="float">
            <text:p>0.00760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5:.AG35])" office:value-type="float" office:value="0.348000022" calcext:value-type="float">
            <text:p>0.348000022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049001" calcext:value-type="float">
            <text:p>0.1049001</text:p>
          </table:table-cell>
          <table:table-cell office:value-type="float" office:value="0.1927" calcext:value-type="float">
            <text:p>0.1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6289995" calcext:value-type="float">
            <text:p>0.06289995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39997" calcext:value-type="float">
            <text:p>0.0253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6:.AG36])" office:value-type="float" office:value="0.41780002" calcext:value-type="float">
            <text:p>0.41780002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9770008" calcext:value-type="float">
            <text:p>0.09770008</text:p>
          </table:table-cell>
          <table:table-cell office:value-type="float" office:value="0.2521999" calcext:value-type="float">
            <text:p>0.252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5129997" calcext:value-type="float">
            <text:p>0.05129997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999994" calcext:value-type="float">
            <text:p>0.008999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7:.AG37])" office:value-type="float" office:value="0.442299944" calcext:value-type="float">
            <text:p>0.442299944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9030007" calcext:value-type="float">
            <text:p>0.09030007</text:p>
          </table:table-cell>
          <table:table-cell office:value-type="float" office:value="0.1869001" calcext:value-type="float">
            <text:p>0.186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4489975" calcext:value-type="float">
            <text:p>0.0448997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19999" calcext:value-type="float">
            <text:p>0.051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8:.AG38])" office:value-type="float" office:value="0.3988999099" calcext:value-type="float">
            <text:p>0.3988999099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109001" calcext:value-type="float">
            <text:p>0.1109001</text:p>
          </table:table-cell>
          <table:table-cell office:value-type="float" office:value="0.1677001" calcext:value-type="float">
            <text:p>0.167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411998" calcext:value-type="float">
            <text:p>0.0411998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99999" calcext:value-type="float">
            <text:p>0.011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9:.AG39])" office:value-type="float" office:value="0.3570999902" calcext:value-type="float">
            <text:p>0.3570999902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926001" calcext:value-type="float">
            <text:p>0.0926001</text:p>
          </table:table-cell>
          <table:table-cell office:value-type="float" office:value="0.1769001" calcext:value-type="float">
            <text:p>0.176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401998" calcext:value-type="float">
            <text:p>0.0401998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0:.AG40])" office:value-type="float" office:value="0.3520999999" calcext:value-type="float">
            <text:p>0.352099999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044001" calcext:value-type="float">
            <text:p>0.1044001</text:p>
          </table:table-cell>
          <table:table-cell office:value-type="float" office:value="0.1885" calcext:value-type="float">
            <text:p>0.1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4409978" calcext:value-type="float">
            <text:p>0.04409978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99998" calcext:value-type="float">
            <text:p>0.0359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1:.AG41])" office:value-type="float" office:value="0.3997998599" calcext:value-type="float">
            <text:p>0.399799859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9740011" calcext:value-type="float">
            <text:p>0.09740011</text:p>
          </table:table-cell>
          <table:table-cell office:value-type="float" office:value="0.2065001" calcext:value-type="float">
            <text:p>0.206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4009981" calcext:value-type="float">
            <text:p>0.0400998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00001" calcext:value-type="float">
            <text:p>0.02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2:.AG42])" office:value-type="float" office:value="0.3905000301" calcext:value-type="float">
            <text:p>0.390500030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9880012" calcext:value-type="float">
            <text:p>0.09880012</text:p>
          </table:table-cell>
          <table:table-cell office:value-type="float" office:value="0.1744001" calcext:value-type="float">
            <text:p>0.174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4069981" calcext:value-type="float">
            <text:p>0.04069981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80001" calcext:value-type="float">
            <text:p>0.010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3:.AG43])" office:value-type="float" office:value="0.34960004" calcext:value-type="float">
            <text:p>0.34960004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8510007" calcext:value-type="float">
            <text:p>0.08510007</text:p>
          </table:table-cell>
          <table:table-cell office:value-type="float" office:value="0.1636001" calcext:value-type="float">
            <text:p>0.163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1" calcext:value-type="float">
            <text:p>0.0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4059981" calcext:value-type="float">
            <text:p>0.04059981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89998" calcext:value-type="float">
            <text:p>0.0148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4:.AG44])" office:value-type="float" office:value="0.33279996" calcext:value-type="float">
            <text:p>0.33279996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8650011" calcext:value-type="float">
            <text:p>0.08650011</text:p>
          </table:table-cell>
          <table:table-cell office:value-type="float" office:value="0.1607001" calcext:value-type="float">
            <text:p>0.160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4439988" calcext:value-type="float">
            <text:p>0.04439988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70001" calcext:value-type="float">
            <text:p>0.017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5:.AG45])" office:value-type="float" office:value="0.3346001" calcext:value-type="float">
            <text:p>0.3346001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8700009" calcext:value-type="float">
            <text:p>0.08700009</text:p>
          </table:table-cell>
          <table:table-cell office:value-type="float" office:value="0.1622001" calcext:value-type="float">
            <text:p>0.162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4039984" calcext:value-type="float">
            <text:p>0.04039984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89999" calcext:value-type="float">
            <text:p>0.011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6:.AG46])" office:value-type="float" office:value="0.3273000201" calcext:value-type="float">
            <text:p>0.3273000201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253001" calcext:value-type="float">
            <text:p>0.1253001</text:p>
          </table:table-cell>
          <table:table-cell office:value-type="float" office:value="0.2727998" calcext:value-type="float">
            <text:p>0.2727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6530023" calcext:value-type="float">
            <text:p>0.06530023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92001" calcext:value-type="float">
            <text:p>0.119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7:.AG47])" office:value-type="float" office:value="0.61790023" calcext:value-type="float">
            <text:p>0.6179002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4" calcext:value-type="float">
            <text:p>0.001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5" calcext:value-type="float">
            <text:p>0.0005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48:.AG48])" office:value-type="float" office:value="0.0068" calcext:value-type="float">
            <text:p>0.0068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8790009" calcext:value-type="float">
            <text:p>0.08790009</text:p>
          </table:table-cell>
          <table:table-cell office:value-type="float" office:value="0.1682001" calcext:value-type="float">
            <text:p>0.168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4179987" calcext:value-type="float">
            <text:p>0.04179987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89998" calcext:value-type="float">
            <text:p>0.0228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9:.AG49])" office:value-type="float" office:value="0.34580004" calcext:value-type="float">
            <text:p>0.34580004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9390009" calcext:value-type="float">
            <text:p>0.09390009</text:p>
          </table:table-cell>
          <table:table-cell office:value-type="float" office:value="0.1788001" calcext:value-type="float">
            <text:p>0.178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396999" calcext:value-type="float">
            <text:p>0.0396999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200012" calcext:value-type="float">
            <text:p>0.00720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0:.AG50])" office:value-type="float" office:value="0.347000102" calcext:value-type="float">
            <text:p>0.347000102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8590009" calcext:value-type="float">
            <text:p>0.08590009</text:p>
          </table:table-cell>
          <table:table-cell office:value-type="float" office:value="0.1732001" calcext:value-type="float">
            <text:p>0.173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4109971" calcext:value-type="float">
            <text:p>0.04109971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099994" calcext:value-type="float">
            <text:p>0.009099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1:.AG51])" office:value-type="float" office:value="0.3352998941" calcext:value-type="float">
            <text:p>0.335299894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287002" calcext:value-type="float">
            <text:p>0.1287002</text:p>
          </table:table-cell>
          <table:table-cell office:value-type="float" office:value="0.1867" calcext:value-type="float">
            <text:p>0.1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4880001" calcext:value-type="float">
            <text:p>0.0488000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59999" calcext:value-type="float">
            <text:p>0.027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2:.AG52])" office:value-type="float" office:value="0.4199002" calcext:value-type="float">
            <text:p>0.4199002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8960009" calcext:value-type="float">
            <text:p>0.08960009</text:p>
          </table:table-cell>
          <table:table-cell office:value-type="float" office:value="0.1777001" calcext:value-type="float">
            <text:p>0.177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4609988" calcext:value-type="float">
            <text:p>0.04609988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999982" calcext:value-type="float">
            <text:p>0.006999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3:.AG53])" office:value-type="float" office:value="0.346300052" calcext:value-type="float">
            <text:p>0.3463000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9440011" calcext:value-type="float">
            <text:p>0.09440011</text:p>
          </table:table-cell>
          <table:table-cell office:value-type="float" office:value="0.1833" calcext:value-type="float">
            <text:p>0.1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4379987" calcext:value-type="float">
            <text:p>0.04379987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9" calcext:value-type="float">
            <text:p>0.0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4:.AG54])" office:value-type="float" office:value="0.36359998" calcext:value-type="float">
            <text:p>0.36359998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9820009" calcext:value-type="float">
            <text:p>0.09820009</text:p>
          </table:table-cell>
          <table:table-cell office:value-type="float" office:value="0.1818" calcext:value-type="float">
            <text:p>0.1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04699977" calcext:value-type="float">
            <text:p>0.04699977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30001" calcext:value-type="float">
            <text:p>0.053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5:.AG55])" office:value-type="float" office:value="0.41139987" calcext:value-type="float">
            <text:p>0.41139987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893001" calcext:value-type="float">
            <text:p>0.0893001</text:p>
          </table:table-cell>
          <table:table-cell office:value-type="float" office:value="0.1943001" calcext:value-type="float">
            <text:p>0.194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4559984" calcext:value-type="float">
            <text:p>0.04559984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00001" calcext:value-type="float">
            <text:p>0.022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6:.AG56])" office:value-type="float" office:value="0.38290005" calcext:value-type="float">
            <text:p>0.3829000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037001" calcext:value-type="float">
            <text:p>0.1037001</text:p>
          </table:table-cell>
          <table:table-cell office:value-type="float" office:value="0.3517999" calcext:value-type="float">
            <text:p>0.351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5220028" calcext:value-type="float">
            <text:p>0.0522002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40002" calcext:value-type="float">
            <text:p>0.0564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7:.AG57])" office:value-type="float" office:value="0.5978003" calcext:value-type="float">
            <text:p>0.5978003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052001" calcext:value-type="float">
            <text:p>0.1052001</text:p>
          </table:table-cell>
          <table:table-cell office:value-type="float" office:value="0.1926001" calcext:value-type="float">
            <text:p>0.192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2611" calcext:value-type="float">
            <text:p>0.2611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47" calcext:value-type="float">
            <text:p>0.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701001" calcext:value-type="float">
            <text:p>0.0701001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90002" calcext:value-type="float">
            <text:p>0.0109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8:.AG58])" office:value-type="float" office:value="0.67290032" calcext:value-type="float">
            <text:p>0.67290032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882001" calcext:value-type="float">
            <text:p>0.0882001</text:p>
          </table:table-cell>
          <table:table-cell office:value-type="float" office:value="0.1670001" calcext:value-type="float">
            <text:p>0.16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5269977" calcext:value-type="float">
            <text:p>0.05269977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9:.AG59])" office:value-type="float" office:value="0.35089997" calcext:value-type="float">
            <text:p>0.3508999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8650009" calcext:value-type="float">
            <text:p>0.08650009</text:p>
          </table:table-cell>
          <table:table-cell office:value-type="float" office:value="0.1679001" calcext:value-type="float">
            <text:p>0.167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3829976" calcext:value-type="float">
            <text:p>0.03829976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90001" calcext:value-type="float">
            <text:p>0.020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0:.AG60])" office:value-type="float" office:value="0.34199996" calcext:value-type="float">
            <text:p>0.34199996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895001" calcext:value-type="float">
            <text:p>0.0895001</text:p>
          </table:table-cell>
          <table:table-cell office:value-type="float" office:value="0.1700001" calcext:value-type="float">
            <text:p>0.17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3959983" calcext:value-type="float">
            <text:p>0.03959983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600012" calcext:value-type="float">
            <text:p>0.00860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1:.AG61])" office:value-type="float" office:value="0.3320000419" calcext:value-type="float">
            <text:p>0.332000041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8510009" calcext:value-type="float">
            <text:p>0.08510009</text:p>
          </table:table-cell>
          <table:table-cell office:value-type="float" office:value="0.1770001" calcext:value-type="float">
            <text:p>0.17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441999" calcext:value-type="float">
            <text:p>0.0441999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99999" calcext:value-type="float">
            <text:p>0.038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2:.AG62])" office:value-type="float" office:value="0.37060008" calcext:value-type="float">
            <text:p>0.37060008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9200008" calcext:value-type="float">
            <text:p>0.09200008</text:p>
          </table:table-cell>
          <table:table-cell office:value-type="float" office:value="0.1876001" calcext:value-type="float">
            <text:p>0.187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4729998" calcext:value-type="float">
            <text:p>0.04729998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80001" calcext:value-type="float">
            <text:p>0.015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3:.AG63])" office:value-type="float" office:value="0.3706001701" calcext:value-type="float">
            <text:p>0.370600170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9160009" calcext:value-type="float">
            <text:p>0.09160009</text:p>
          </table:table-cell>
          <table:table-cell office:value-type="float" office:value="0.1721001" calcext:value-type="float">
            <text:p>0.172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4659989" calcext:value-type="float">
            <text:p>0.04659989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199999" calcext:value-type="float">
            <text:p>0.0091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4:.AG64])" office:value-type="float" office:value="0.3461000791" calcext:value-type="float">
            <text:p>0.346100079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893001" calcext:value-type="float">
            <text:p>0.0893001</text:p>
          </table:table-cell>
          <table:table-cell office:value-type="float" office:value="0.1935001" calcext:value-type="float">
            <text:p>0.193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4459977" calcext:value-type="float">
            <text:p>0.04459977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00002" calcext:value-type="float">
            <text:p>0.051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5:.AG65])" office:value-type="float" office:value="0.40559999" calcext:value-type="float">
            <text:p>0.40559999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9990011" calcext:value-type="float">
            <text:p>0.09990011</text:p>
          </table:table-cell>
          <table:table-cell office:value-type="float" office:value="0.2425" calcext:value-type="float">
            <text:p>0.2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4909979" calcext:value-type="float">
            <text:p>0.04909979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60002" calcext:value-type="float">
            <text:p>0.0146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6:.AG66])" office:value-type="float" office:value="0.43809992" calcext:value-type="float">
            <text:p>0.43809992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949001" calcext:value-type="float">
            <text:p>0.0949001</text:p>
          </table:table-cell>
          <table:table-cell office:value-type="float" office:value="0.2264" calcext:value-type="float">
            <text:p>0.2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520998" calcext:value-type="float">
            <text:p>0.0520998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4" calcext:value-type="float">
            <text:p>0.0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7:.AG67])" office:value-type="float" office:value="0.4850999" calcext:value-type="float">
            <text:p>0.4850999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8940008" calcext:value-type="float">
            <text:p>0.08940008</text:p>
          </table:table-cell>
          <table:table-cell office:value-type="float" office:value="0.2309001" calcext:value-type="float">
            <text:p>0.230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4589994" calcext:value-type="float">
            <text:p>0.04589994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29999" calcext:value-type="float">
            <text:p>0.017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8:.AG68])" office:value-type="float" office:value="0.41050011" calcext:value-type="float">
            <text:p>0.4105001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894001" calcext:value-type="float">
            <text:p>0.0894001</text:p>
          </table:table-cell>
          <table:table-cell office:value-type="float" office:value="0.1885001" calcext:value-type="float">
            <text:p>0.188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5449985" calcext:value-type="float">
            <text:p>0.05449985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9:.AG69])" office:value-type="float" office:value="0.39010005" calcext:value-type="float">
            <text:p>0.39010005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8880008" calcext:value-type="float">
            <text:p>0.08880008</text:p>
          </table:table-cell>
          <table:table-cell office:value-type="float" office:value="0.1769001" calcext:value-type="float">
            <text:p>0.176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4139989" calcext:value-type="float">
            <text:p>0.04139989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70002" calcext:value-type="float">
            <text:p>0.0107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0:.AG70])" office:value-type="float" office:value="0.3437000899" calcext:value-type="float">
            <text:p>0.343700089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031001" calcext:value-type="float">
            <text:p>0.1031001</text:p>
          </table:table-cell>
          <table:table-cell office:value-type="float" office:value="0.2018" calcext:value-type="float">
            <text:p>0.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3969974" calcext:value-type="float">
            <text:p>0.03969974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5" calcext:value-type="float">
            <text:p>0.0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1:.AG71])" office:value-type="float" office:value="0.3777998399" calcext:value-type="float">
            <text:p>0.377799839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8740009" calcext:value-type="float">
            <text:p>0.08740009</text:p>
          </table:table-cell>
          <table:table-cell office:value-type="float" office:value="0.1890001" calcext:value-type="float">
            <text:p>0.18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4259975" calcext:value-type="float">
            <text:p>0.0425997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69998" calcext:value-type="float">
            <text:p>0.0236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2:.AG72])" office:value-type="float" office:value="0.36679992" calcext:value-type="float">
            <text:p>0.36679992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946001" calcext:value-type="float">
            <text:p>0.0946001</text:p>
          </table:table-cell>
          <table:table-cell office:value-type="float" office:value="0.163" calcext:value-type="float">
            <text:p>0.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4599993" calcext:value-type="float">
            <text:p>0.04599993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69999" calcext:value-type="float">
            <text:p>0.015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3:.AG73])" office:value-type="float" office:value="0.34500002" calcext:value-type="float">
            <text:p>0.3450000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9820005" calcext:value-type="float">
            <text:p>0.09820005</text:p>
          </table:table-cell>
          <table:table-cell office:value-type="float" office:value="0.2801998" calcext:value-type="float">
            <text:p>0.2801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4769978" calcext:value-type="float">
            <text:p>0.04769978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00002" calcext:value-type="float">
            <text:p>0.045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4:.AG74])" office:value-type="float" office:value="0.50019965" calcext:value-type="float">
            <text:p>0.50019965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9200011" calcext:value-type="float">
            <text:p>0.09200011</text:p>
          </table:table-cell>
          <table:table-cell office:value-type="float" office:value="0.2204001" calcext:value-type="float">
            <text:p>0.220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4599988" calcext:value-type="float">
            <text:p>0.04599988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499982" calcext:value-type="float">
            <text:p>0.009499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5:.AG75])" office:value-type="float" office:value="0.3949000721" calcext:value-type="float">
            <text:p>0.3949000721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9890012" calcext:value-type="float">
            <text:p>0.09890012</text:p>
          </table:table-cell>
          <table:table-cell office:value-type="float" office:value="0.1687001" calcext:value-type="float">
            <text:p>0.168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4239983" calcext:value-type="float">
            <text:p>0.04239983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20001" calcext:value-type="float">
            <text:p>0.012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6:.AG76])" office:value-type="float" office:value="0.34970006" calcext:value-type="float">
            <text:p>0.34970006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8750009" calcext:value-type="float">
            <text:p>0.08750009</text:p>
          </table:table-cell>
          <table:table-cell office:value-type="float" office:value="0.1631001" calcext:value-type="float">
            <text:p>0.163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3949974" calcext:value-type="float">
            <text:p>0.03949974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49999" calcext:value-type="float">
            <text:p>0.017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7:.AG77])" office:value-type="float" office:value="0.33499992" calcext:value-type="float">
            <text:p>0.33499992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9350007" calcext:value-type="float">
            <text:p>0.09350007</text:p>
          </table:table-cell>
          <table:table-cell office:value-type="float" office:value="0.1782" calcext:value-type="float">
            <text:p>0.1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4489984" calcext:value-type="float">
            <text:p>0.04489984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20001" calcext:value-type="float">
            <text:p>0.011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8:.AG78])" office:value-type="float" office:value="0.35449992" calcext:value-type="float">
            <text:p>0.35449992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8900009" calcext:value-type="float">
            <text:p>0.08900009</text:p>
          </table:table-cell>
          <table:table-cell office:value-type="float" office:value="0.1906001" calcext:value-type="float">
            <text:p>0.190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4459979" calcext:value-type="float">
            <text:p>0.04459979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60001" calcext:value-type="float">
            <text:p>0.037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9:.AG79])" office:value-type="float" office:value="0.38899999" calcext:value-type="float">
            <text:p>0.38899999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9360012" calcext:value-type="float">
            <text:p>0.09360012</text:p>
          </table:table-cell>
          <table:table-cell office:value-type="float" office:value="0.1857" calcext:value-type="float">
            <text:p>0.1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4209995" calcext:value-type="float">
            <text:p>0.04209995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10001" calcext:value-type="float">
            <text:p>0.017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0:.AG80])" office:value-type="float" office:value="0.36700008" calcext:value-type="float">
            <text:p>0.3670000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9540012" calcext:value-type="float">
            <text:p>0.09540012</text:p>
          </table:table-cell>
          <table:table-cell office:value-type="float" office:value="0.1760001" calcext:value-type="float">
            <text:p>0.17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422997" calcext:value-type="float">
            <text:p>0.0422997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20001" calcext:value-type="float">
            <text:p>0.010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1:.AG81])" office:value-type="float" office:value="0.3499999299" calcext:value-type="float">
            <text:p>0.349999929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911001" calcext:value-type="float">
            <text:p>0.0911001</text:p>
          </table:table-cell>
          <table:table-cell office:value-type="float" office:value="0.1719001" calcext:value-type="float">
            <text:p>0.171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4149971" calcext:value-type="float">
            <text:p>0.04149971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60002" calcext:value-type="float">
            <text:p>0.0156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2:.AG82])" office:value-type="float" office:value="0.34609993" calcext:value-type="float">
            <text:p>0.34609993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875001" calcext:value-type="float">
            <text:p>0.0875001</text:p>
          </table:table-cell>
          <table:table-cell office:value-type="float" office:value="0.1734001" calcext:value-type="float">
            <text:p>0.173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4599994" calcext:value-type="float">
            <text:p>0.04599994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00001" calcext:value-type="float">
            <text:p>0.02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3:.AG83])" office:value-type="float" office:value="0.35360015" calcext:value-type="float">
            <text:p>0.35360015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9500012" calcext:value-type="float">
            <text:p>0.09500012</text:p>
          </table:table-cell>
          <table:table-cell office:value-type="float" office:value="0.1924" calcext:value-type="float">
            <text:p>0.1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4679972" calcext:value-type="float">
            <text:p>0.04679972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56" calcext:value-type="float">
            <text:p>0.0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4:.AG84])" office:value-type="float" office:value="0.46149984" calcext:value-type="float">
            <text:p>0.46149984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009001" calcext:value-type="float">
            <text:p>0.1009001</text:p>
          </table:table-cell>
          <table:table-cell office:value-type="float" office:value="0.3733999" calcext:value-type="float">
            <text:p>0.373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5630023" calcext:value-type="float">
            <text:p>0.05630023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" calcext:value-type="float">
            <text:p>0.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5:.AG85])" office:value-type="float" office:value="0.6145002299" calcext:value-type="float">
            <text:p>0.6145002299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9910011" calcext:value-type="float">
            <text:p>0.09910011</text:p>
          </table:table-cell>
          <table:table-cell office:value-type="float" office:value="0.2019001" calcext:value-type="float">
            <text:p>0.201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5149991" calcext:value-type="float">
            <text:p>0.05149991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7" calcext:value-type="float">
            <text:p>0.0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6:.AG86])" office:value-type="float" office:value="0.43930012" calcext:value-type="float">
            <text:p>0.43930012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134001" calcext:value-type="float">
            <text:p>0.1134001</text:p>
          </table:table-cell>
          <table:table-cell office:value-type="float" office:value="0.1824" calcext:value-type="float">
            <text:p>0.1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4949983" calcext:value-type="float">
            <text:p>0.04949983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1" calcext:value-type="float">
            <text:p>0.0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7:.AG87])" office:value-type="float" office:value="0.39109993" calcext:value-type="float">
            <text:p>0.39109993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896001" calcext:value-type="float">
            <text:p>0.0896001</text:p>
          </table:table-cell>
          <table:table-cell office:value-type="float" office:value="0.1855001" calcext:value-type="float">
            <text:p>0.185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4849982" calcext:value-type="float">
            <text:p>0.04849982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00001" calcext:value-type="float">
            <text:p>0.022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8:.AG88])" office:value-type="float" office:value="0.38240003" calcext:value-type="float">
            <text:p>0.38240003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928001" calcext:value-type="float">
            <text:p>0.0928001</text:p>
          </table:table-cell>
          <table:table-cell office:value-type="float" office:value="0.2027" calcext:value-type="float">
            <text:p>0.2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4739975" calcext:value-type="float">
            <text:p>0.04739975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00001" calcext:value-type="float">
            <text:p>0.032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9:.AG89])" office:value-type="float" office:value="0.40259986" calcext:value-type="float">
            <text:p>0.40259986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9400012" calcext:value-type="float">
            <text:p>0.09400012</text:p>
          </table:table-cell>
          <table:table-cell office:value-type="float" office:value="0.1815001" calcext:value-type="float">
            <text:p>0.181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4729969" calcext:value-type="float">
            <text:p>0.04729969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90001" calcext:value-type="float">
            <text:p>0.012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0:.AG90])" office:value-type="float" office:value="0.36749992" calcext:value-type="float">
            <text:p>0.36749992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9180009" calcext:value-type="float">
            <text:p>0.09180009</text:p>
          </table:table-cell>
          <table:table-cell office:value-type="float" office:value="0.2117001" calcext:value-type="float">
            <text:p>0.211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4849979" calcext:value-type="float">
            <text:p>0.04849979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8" calcext:value-type="float">
            <text:p>0.0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1:.AG91])" office:value-type="float" office:value="0.4365999801" calcext:value-type="float">
            <text:p>0.4365999801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9440012" calcext:value-type="float">
            <text:p>0.09440012</text:p>
          </table:table-cell>
          <table:table-cell office:value-type="float" office:value="0.1721" calcext:value-type="float">
            <text:p>0.1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4479985" calcext:value-type="float">
            <text:p>0.04479985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89999" calcext:value-type="float">
            <text:p>0.012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2:.AG92])" office:value-type="float" office:value="0.35279996" calcext:value-type="float">
            <text:p>0.35279996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8650009" calcext:value-type="float">
            <text:p>0.08650009</text:p>
          </table:table-cell>
          <table:table-cell office:value-type="float" office:value="0.1598001" calcext:value-type="float">
            <text:p>0.159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3919976" calcext:value-type="float">
            <text:p>0.03919976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29999" calcext:value-type="float">
            <text:p>0.010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3:.AG93])" office:value-type="float" office:value="0.3208999401" calcext:value-type="float">
            <text:p>0.320899940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937001" calcext:value-type="float">
            <text:p>0.0937001</text:p>
          </table:table-cell>
          <table:table-cell office:value-type="float" office:value="0.2095001" calcext:value-type="float">
            <text:p>0.209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500001" calcext:value-type="float">
            <text:p>0.0035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04529982" calcext:value-type="float">
            <text:p>0.04529982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000012" calcext:value-type="float">
            <text:p>0.00800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4:.AG94])" office:value-type="float" office:value="0.386200033" calcext:value-type="float">
            <text:p>0.38620003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035001" calcext:value-type="float">
            <text:p>0.1035001</text:p>
          </table:table-cell>
          <table:table-cell office:value-type="float" office:value="0.2319001" calcext:value-type="float">
            <text:p>0.231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538999" calcext:value-type="float">
            <text:p>0.0538999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70004" calcext:value-type="float">
            <text:p>0.0677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5:.AG95])" office:value-type="float" office:value="0.48870014" calcext:value-type="float">
            <text:p>0.4887001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266001" calcext:value-type="float">
            <text:p>0.1266001</text:p>
          </table:table-cell>
          <table:table-cell office:value-type="float" office:value="0.2329001" calcext:value-type="float">
            <text:p>0.232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17" calcext:value-type="float">
            <text:p>0.0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7569995" calcext:value-type="float">
            <text:p>0.07569995</text:p>
          </table:table-cell>
          <table:table-cell office:value-type="float" office:value="0.0037" calcext:value-type="float">
            <text:p>0.0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59999" calcext:value-type="float">
            <text:p>0.018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6:.AG96])" office:value-type="float" office:value="0.49880014" calcext:value-type="float">
            <text:p>0.4988001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008001" calcext:value-type="float">
            <text:p>0.1008001</text:p>
          </table:table-cell>
          <table:table-cell office:value-type="float" office:value="0.2033" calcext:value-type="float">
            <text:p>0.2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999999" calcext:value-type="float">
            <text:p>0.0008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4259987" calcext:value-type="float">
            <text:p>0.04259987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4" calcext:value-type="float">
            <text:p>0.0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7:.AG97])" office:value-type="float" office:value="0.3908999699" calcext:value-type="float">
            <text:p>0.3908999699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8810011" calcext:value-type="float">
            <text:p>0.08810011</text:p>
          </table:table-cell>
          <table:table-cell office:value-type="float" office:value="0.1668001" calcext:value-type="float">
            <text:p>0.166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4229983" calcext:value-type="float">
            <text:p>0.04229983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3" calcext:value-type="float">
            <text:p>0.0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8:.AG98])" office:value-type="float" office:value="0.33160004" calcext:value-type="float">
            <text:p>0.33160004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1010001" calcext:value-type="float">
            <text:p>0.1010001</text:p>
          </table:table-cell>
          <table:table-cell office:value-type="float" office:value="0.1973" calcext:value-type="float">
            <text:p>0.1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689972" calcext:value-type="float">
            <text:p>0.04689972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4" calcext:value-type="float">
            <text:p>0.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9:.AG99])" office:value-type="float" office:value="0.43709982" calcext:value-type="float">
            <text:p>0.43709982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911001" calcext:value-type="float">
            <text:p>0.0911001</text:p>
          </table:table-cell>
          <table:table-cell office:value-type="float" office:value="0.1758" calcext:value-type="float">
            <text:p>0.1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4419985" calcext:value-type="float">
            <text:p>0.04419985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09999" calcext:value-type="float">
            <text:p>0.049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0:.AG100])" office:value-type="float" office:value="0.3867999399" calcext:value-type="float">
            <text:p>0.38679993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8750009" calcext:value-type="float">
            <text:p>0.08750009</text:p>
          </table:table-cell>
          <table:table-cell office:value-type="float" office:value="0.1761001" calcext:value-type="float">
            <text:p>0.176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4119983" calcext:value-type="float">
            <text:p>0.04119983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4" calcext:value-type="float">
            <text:p>0.0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1:.AG101])" office:value-type="float" office:value="0.33830002" calcext:value-type="float">
            <text:p>0.33830002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9270009" calcext:value-type="float">
            <text:p>0.09270009</text:p>
          </table:table-cell>
          <table:table-cell office:value-type="float" office:value="0.1779" calcext:value-type="float">
            <text:p>0.1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3929983" calcext:value-type="float">
            <text:p>0.03929983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69998" calcext:value-type="float">
            <text:p>0.0236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2:.AG102])" office:value-type="float" office:value="0.3578999001" calcext:value-type="float">
            <text:p>0.3578999001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9020008" calcext:value-type="float">
            <text:p>0.09020008</text:p>
          </table:table-cell>
          <table:table-cell office:value-type="float" office:value="0.1928001" calcext:value-type="float">
            <text:p>0.192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4489965" calcext:value-type="float">
            <text:p>0.04489965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69999" calcext:value-type="float">
            <text:p>0.024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3:.AG103])" office:value-type="float" office:value="0.3788998199" calcext:value-type="float">
            <text:p>0.3788998199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1097001" calcext:value-type="float">
            <text:p>0.1097001</text:p>
          </table:table-cell>
          <table:table-cell office:value-type="float" office:value="0.2242001" calcext:value-type="float">
            <text:p>0.224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4759989" calcext:value-type="float">
            <text:p>0.04759989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4:.AG104])" office:value-type="float" office:value="0.43220009" calcext:value-type="float">
            <text:p>0.43220009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1804001" calcext:value-type="float">
            <text:p>0.1804001</text:p>
          </table:table-cell>
          <table:table-cell office:value-type="float" office:value="0.4093998" calcext:value-type="float">
            <text:p>0.4093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5290015" calcext:value-type="float">
            <text:p>0.05290015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39998" calcext:value-type="float">
            <text:p>0.0393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5:.AG105])" office:value-type="float" office:value="0.71810003" calcext:value-type="float">
            <text:p>0.7181000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1062001" calcext:value-type="float">
            <text:p>0.1062001</text:p>
          </table:table-cell>
          <table:table-cell office:value-type="float" office:value="0.1955001" calcext:value-type="float">
            <text:p>0.195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4659986" calcext:value-type="float">
            <text:p>0.04659986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99999" calcext:value-type="float">
            <text:p>0.021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6:.AG106])" office:value-type="float" office:value="0.39700005" calcext:value-type="float">
            <text:p>0.39700005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8680011" calcext:value-type="float">
            <text:p>0.08680011</text:p>
          </table:table-cell>
          <table:table-cell office:value-type="float" office:value="0.1624001" calcext:value-type="float">
            <text:p>0.162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3889973" calcext:value-type="float">
            <text:p>0.03889973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69998" calcext:value-type="float">
            <text:p>0.0106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7:.AG107])" office:value-type="float" office:value="0.32329992" calcext:value-type="float">
            <text:p>0.32329992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8610008" calcext:value-type="float">
            <text:p>0.08610008</text:p>
          </table:table-cell>
          <table:table-cell office:value-type="float" office:value="0.1697001" calcext:value-type="float">
            <text:p>0.169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1464" calcext:value-type="float">
            <text:p>0.146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5419974" calcext:value-type="float">
            <text:p>0.05419974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70001" calcext:value-type="float">
            <text:p>0.014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8:.AG108])" office:value-type="float" office:value="0.50009993" calcext:value-type="float">
            <text:p>0.50009993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8940008" calcext:value-type="float">
            <text:p>0.08940008</text:p>
          </table:table-cell>
          <table:table-cell office:value-type="float" office:value="0.1714001" calcext:value-type="float">
            <text:p>0.171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4489985" calcext:value-type="float">
            <text:p>0.04489985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89998" calcext:value-type="float">
            <text:p>0.0198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9:.AG109])" office:value-type="float" office:value="0.35280001" calcext:value-type="float">
            <text:p>0.35280001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8840011" calcext:value-type="float">
            <text:p>0.08840011</text:p>
          </table:table-cell>
          <table:table-cell office:value-type="float" office:value="0.1880001" calcext:value-type="float">
            <text:p>0.18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4399982" calcext:value-type="float">
            <text:p>0.04399982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80001" calcext:value-type="float">
            <text:p>0.013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0:.AG110])" office:value-type="float" office:value="0.35960004" calcext:value-type="float">
            <text:p>0.35960004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1014001" calcext:value-type="float">
            <text:p>0.1014001</text:p>
          </table:table-cell>
          <table:table-cell office:value-type="float" office:value="0.1802" calcext:value-type="float">
            <text:p>0.1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4989975" calcext:value-type="float">
            <text:p>0.04989975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30001" calcext:value-type="float">
            <text:p>0.023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1:.AG111])" office:value-type="float" office:value="0.38299986" calcext:value-type="float">
            <text:p>0.38299986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9480011" calcext:value-type="float">
            <text:p>0.09480011</text:p>
          </table:table-cell>
          <table:table-cell office:value-type="float" office:value="0.1627001" calcext:value-type="float">
            <text:p>0.162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4369985" calcext:value-type="float">
            <text:p>0.04369985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19999" calcext:value-type="float">
            <text:p>0.015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2:.AG112])" office:value-type="float" office:value="0.3413000501" calcext:value-type="float">
            <text:p>0.3413000501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8730012" calcext:value-type="float">
            <text:p>0.08730012</text:p>
          </table:table-cell>
          <table:table-cell office:value-type="float" office:value="0.1569" calcext:value-type="float">
            <text:p>0.1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939978" calcext:value-type="float">
            <text:p>0.03939978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00001" calcext:value-type="float">
            <text:p>0.09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3:.AG113])" office:value-type="float" office:value="0.39849991" calcext:value-type="float">
            <text:p>0.3984999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8230009" calcext:value-type="float">
            <text:p>0.08230009</text:p>
          </table:table-cell>
          <table:table-cell office:value-type="float" office:value="0.1543001" calcext:value-type="float">
            <text:p>0.154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999999" calcext:value-type="float">
            <text:p>0.0005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3679976" calcext:value-type="float">
            <text:p>0.03679976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700006" calcext:value-type="float">
            <text:p>0.00770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4:.AG114])" office:value-type="float" office:value="0.305699956" calcext:value-type="float">
            <text:p>0.305699956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8640008" calcext:value-type="float">
            <text:p>0.08640008</text:p>
          </table:table-cell>
          <table:table-cell office:value-type="float" office:value="0.1604001" calcext:value-type="float">
            <text:p>0.160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3669978" calcext:value-type="float">
            <text:p>0.0366997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3" calcext:value-type="float">
            <text:p>0.0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5:.AG115])" office:value-type="float" office:value="0.3157999599" calcext:value-type="float">
            <text:p>0.3157999599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851001" calcext:value-type="float">
            <text:p>0.0851001</text:p>
          </table:table-cell>
          <table:table-cell office:value-type="float" office:value="0.1585001" calcext:value-type="float">
            <text:p>0.158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3819975" calcext:value-type="float">
            <text:p>0.03819975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70002" calcext:value-type="float">
            <text:p>0.0417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6:.AG116])" office:value-type="float" office:value="0.3471999701" calcext:value-type="float">
            <text:p>0.3471999701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8110008" calcext:value-type="float">
            <text:p>0.08110008</text:p>
          </table:table-cell>
          <table:table-cell office:value-type="float" office:value="0.1569001" calcext:value-type="float">
            <text:p>0.156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3669978" calcext:value-type="float">
            <text:p>0.03669978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50002" calcext:value-type="float">
            <text:p>0.0145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7:.AG117])" office:value-type="float" office:value="0.3126999799" calcext:value-type="float">
            <text:p>0.3126999799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835001" calcext:value-type="float">
            <text:p>0.0835001</text:p>
          </table:table-cell>
          <table:table-cell office:value-type="float" office:value="0.1523001" calcext:value-type="float">
            <text:p>0.152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699981" calcext:value-type="float">
            <text:p>0.03699981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7" calcext:value-type="float">
            <text:p>0.0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8:.AG118])" office:value-type="float" office:value="0.30370001" calcext:value-type="float">
            <text:p>0.30370001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8140007" calcext:value-type="float">
            <text:p>0.08140007</text:p>
          </table:table-cell>
          <table:table-cell office:value-type="float" office:value="0.1511001" calcext:value-type="float">
            <text:p>0.151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3709981" calcext:value-type="float">
            <text:p>0.03709981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099988" calcext:value-type="float">
            <text:p>0.006099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9:.AG119])" office:value-type="float" office:value="0.2979999681" calcext:value-type="float">
            <text:p>0.2979999681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9000011" calcext:value-type="float">
            <text:p>0.09000011</text:p>
          </table:table-cell>
          <table:table-cell office:value-type="float" office:value="0.1806001" calcext:value-type="float">
            <text:p>0.180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4489985" calcext:value-type="float">
            <text:p>0.04489985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6" calcext:value-type="float">
            <text:p>0.0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0:.AG120])" office:value-type="float" office:value="0.3759000599" calcext:value-type="float">
            <text:p>0.3759000599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8470012" calcext:value-type="float">
            <text:p>0.08470012</text:p>
          </table:table-cell>
          <table:table-cell office:value-type="float" office:value="0.1734" calcext:value-type="float">
            <text:p>0.1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4129967" calcext:value-type="float">
            <text:p>0.04129967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90001" calcext:value-type="float">
            <text:p>0.026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1:.AG121])" office:value-type="float" office:value="0.3514998" calcext:value-type="float">
            <text:p>0.3514998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8820011" calcext:value-type="float">
            <text:p>0.08820011</text:p>
          </table:table-cell>
          <table:table-cell office:value-type="float" office:value="0.1553001" calcext:value-type="float">
            <text:p>0.155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4079975" calcext:value-type="float">
            <text:p>0.04079975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6" calcext:value-type="float">
            <text:p>0.0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2:.AG122])" office:value-type="float" office:value="0.3196999599" calcext:value-type="float">
            <text:p>0.3196999599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8210009" calcext:value-type="float">
            <text:p>0.08210009</text:p>
          </table:table-cell>
          <table:table-cell office:value-type="float" office:value="0.1545001" calcext:value-type="float">
            <text:p>0.154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385998" calcext:value-type="float">
            <text:p>0.0385998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50001" calcext:value-type="float">
            <text:p>0.042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3:.AG123])" office:value-type="float" office:value="0.3412" calcext:value-type="float">
            <text:p>0.3412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8460011" calcext:value-type="float">
            <text:p>0.08460011</text:p>
          </table:table-cell>
          <table:table-cell office:value-type="float" office:value="0.1514001" calcext:value-type="float">
            <text:p>0.151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3709976" calcext:value-type="float">
            <text:p>0.03709976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09999" calcext:value-type="float">
            <text:p>0.010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4:.AG124])" office:value-type="float" office:value="0.3068999599" calcext:value-type="float">
            <text:p>0.3068999599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893001" calcext:value-type="float">
            <text:p>0.0893001</text:p>
          </table:table-cell>
          <table:table-cell office:value-type="float" office:value="0.1879001" calcext:value-type="float">
            <text:p>0.187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4109979" calcext:value-type="float">
            <text:p>0.04109979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80001" calcext:value-type="float">
            <text:p>0.042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5:.AG125])" office:value-type="float" office:value="0.3877" calcext:value-type="float">
            <text:p>0.3877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8440011" calcext:value-type="float">
            <text:p>0.08440011</text:p>
          </table:table-cell>
          <table:table-cell office:value-type="float" office:value="0.1722001" calcext:value-type="float">
            <text:p>0.172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4249973" calcext:value-type="float">
            <text:p>0.04249973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29999" calcext:value-type="float">
            <text:p>0.063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6:.AG126])" office:value-type="float" office:value="0.38779993" calcext:value-type="float">
            <text:p>0.38779993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7840008" calcext:value-type="float">
            <text:p>0.07840008</text:p>
          </table:table-cell>
          <table:table-cell office:value-type="float" office:value="0.1520001" calcext:value-type="float">
            <text:p>0.15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3839982" calcext:value-type="float">
            <text:p>0.03839982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7:.AG127])" office:value-type="float" office:value="0.3006" calcext:value-type="float">
            <text:p>0.3006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844001" calcext:value-type="float">
            <text:p>0.0844001</text:p>
          </table:table-cell>
          <table:table-cell office:value-type="float" office:value="0.1545001" calcext:value-type="float">
            <text:p>0.154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3669978" calcext:value-type="float">
            <text:p>0.0366997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800006" calcext:value-type="float">
            <text:p>0.00580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8:.AG128])" office:value-type="float" office:value="0.305099986" calcext:value-type="float">
            <text:p>0.30509998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829001" calcext:value-type="float">
            <text:p>0.0829001</text:p>
          </table:table-cell>
          <table:table-cell office:value-type="float" office:value="0.1513001" calcext:value-type="float">
            <text:p>0.151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389998" calcext:value-type="float">
            <text:p>0.038999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29998" calcext:value-type="float">
            <text:p>0.0102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9:.AG129])" office:value-type="float" office:value="0.30679998" calcext:value-type="float">
            <text:p>0.30679998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8650012" calcext:value-type="float">
            <text:p>0.08650012</text:p>
          </table:table-cell>
          <table:table-cell office:value-type="float" office:value="0.1727001" calcext:value-type="float">
            <text:p>0.172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4659972" calcext:value-type="float">
            <text:p>0.04659972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0:.AG130])" office:value-type="float" office:value="0.3750999399" calcext:value-type="float">
            <text:p>0.3750999399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8410012" calcext:value-type="float">
            <text:p>0.08410012</text:p>
          </table:table-cell>
          <table:table-cell office:value-type="float" office:value="0.1871001" calcext:value-type="float">
            <text:p>0.187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4009975" calcext:value-type="float">
            <text:p>0.0400997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39999" calcext:value-type="float">
            <text:p>0.045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1:.AG131])" office:value-type="float" office:value="0.3813999599" calcext:value-type="float">
            <text:p>0.381399959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8290009" calcext:value-type="float">
            <text:p>0.08290009</text:p>
          </table:table-cell>
          <table:table-cell office:value-type="float" office:value="0.1552001" calcext:value-type="float">
            <text:p>0.155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3729977" calcext:value-type="float">
            <text:p>0.03729977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" calcext:value-type="float">
            <text:p>0.0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2:.AG132])" office:value-type="float" office:value="0.3076999599" calcext:value-type="float">
            <text:p>0.3076999599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8020011" calcext:value-type="float">
            <text:p>0.08020011</text:p>
          </table:table-cell>
          <table:table-cell office:value-type="float" office:value="0.1526001" calcext:value-type="float">
            <text:p>0.152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3679987" calcext:value-type="float">
            <text:p>0.03679987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1" calcext:value-type="float">
            <text:p>0.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3:.AG133])" office:value-type="float" office:value="0.3033000801" calcext:value-type="float">
            <text:p>0.303300080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1096001" calcext:value-type="float">
            <text:p>0.1096001</text:p>
          </table:table-cell>
          <table:table-cell office:value-type="float" office:value="0.1518001" calcext:value-type="float">
            <text:p>0.151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3659981" calcext:value-type="float">
            <text:p>0.03659981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4" calcext:value-type="float">
            <text:p>0.0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4:.AG134])" office:value-type="float" office:value="0.32930001" calcext:value-type="float">
            <text:p>0.32930001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9420007" calcext:value-type="float">
            <text:p>0.09420007</text:p>
          </table:table-cell>
          <table:table-cell office:value-type="float" office:value="0.171" calcext:value-type="float">
            <text:p>0.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4129971" calcext:value-type="float">
            <text:p>0.04129971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39999" calcext:value-type="float">
            <text:p>0.047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5:.AG135])" office:value-type="float" office:value="0.37949977" calcext:value-type="float">
            <text:p>0.37949977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8210009" calcext:value-type="float">
            <text:p>0.08210009</text:p>
          </table:table-cell>
          <table:table-cell office:value-type="float" office:value="0.1566001" calcext:value-type="float">
            <text:p>0.156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88997" calcext:value-type="float">
            <text:p>0.0388997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09999" calcext:value-type="float">
            <text:p>0.010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6:.AG136])" office:value-type="float" office:value="0.3112998799" calcext:value-type="float">
            <text:p>0.3112998799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854001" calcext:value-type="float">
            <text:p>0.0854001</text:p>
          </table:table-cell>
          <table:table-cell office:value-type="float" office:value="0.1572001" calcext:value-type="float">
            <text:p>0.157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979971" calcext:value-type="float">
            <text:p>0.0397997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20001" calcext:value-type="float">
            <text:p>0.045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7:.AG137])" office:value-type="float" office:value="0.35259992" calcext:value-type="float">
            <text:p>0.35259992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8700009" calcext:value-type="float">
            <text:p>0.08700009</text:p>
          </table:table-cell>
          <table:table-cell office:value-type="float" office:value="0.1541001" calcext:value-type="float">
            <text:p>0.154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3849987" calcext:value-type="float">
            <text:p>0.03849987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80001" calcext:value-type="float">
            <text:p>0.012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8:.AG138])" office:value-type="float" office:value="0.31610007" calcext:value-type="float">
            <text:p>0.31610007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864001" calcext:value-type="float">
            <text:p>0.0864001</text:p>
          </table:table-cell>
          <table:table-cell office:value-type="float" office:value="0.1774001" calcext:value-type="float">
            <text:p>0.177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4209974" calcext:value-type="float">
            <text:p>0.04209974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9" calcext:value-type="float">
            <text:p>0.0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9:.AG139])" office:value-type="float" office:value="0.3805999399" calcext:value-type="float">
            <text:p>0.3805999399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8210012" calcext:value-type="float">
            <text:p>0.08210012</text:p>
          </table:table-cell>
          <table:table-cell office:value-type="float" office:value="0.1792001" calcext:value-type="float">
            <text:p>0.179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4079976" calcext:value-type="float">
            <text:p>0.04079976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40002" calcext:value-type="float">
            <text:p>0.0484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0:.AG140])" office:value-type="float" office:value="0.3751" calcext:value-type="float">
            <text:p>0.3751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858001" calcext:value-type="float">
            <text:p>0.0858001</text:p>
          </table:table-cell>
          <table:table-cell office:value-type="float" office:value="0.1580001" calcext:value-type="float">
            <text:p>0.15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4069979" calcext:value-type="float">
            <text:p>0.04069979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09999" calcext:value-type="float">
            <text:p>0.027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1:.AG141])" office:value-type="float" office:value="0.3360999799" calcext:value-type="float">
            <text:p>0.336099979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8590011" calcext:value-type="float">
            <text:p>0.08590011</text:p>
          </table:table-cell>
          <table:table-cell office:value-type="float" office:value="0.1665001" calcext:value-type="float">
            <text:p>0.166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3819982" calcext:value-type="float">
            <text:p>0.03819982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40001" calcext:value-type="float">
            <text:p>0.021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2:.AG142])" office:value-type="float" office:value="0.33610004" calcext:value-type="float">
            <text:p>0.33610004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8270007" calcext:value-type="float">
            <text:p>0.08270007</text:p>
          </table:table-cell>
          <table:table-cell office:value-type="float" office:value="0.1651001" calcext:value-type="float">
            <text:p>0.165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3749975" calcext:value-type="float">
            <text:p>0.03749975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9994" calcext:value-type="float">
            <text:p>0.008599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3:.AG143])" office:value-type="float" office:value="0.317799914" calcext:value-type="float">
            <text:p>0.317799914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840001" calcext:value-type="float">
            <text:p>0.0840001</text:p>
          </table:table-cell>
          <table:table-cell office:value-type="float" office:value="0.1553001" calcext:value-type="float">
            <text:p>0.155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3879967" calcext:value-type="float">
            <text:p>0.03879967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20002" calcext:value-type="float">
            <text:p>0.0212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4:.AG144])" office:value-type="float" office:value="0.3246998899" calcext:value-type="float">
            <text:p>0.3246998899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8400008" calcext:value-type="float">
            <text:p>0.08400008</text:p>
          </table:table-cell>
          <table:table-cell office:value-type="float" office:value="0.1532001" calcext:value-type="float">
            <text:p>0.153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3849986" calcext:value-type="float">
            <text:p>0.03849986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8" calcext:value-type="float">
            <text:p>0.0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5:.AG145])" office:value-type="float" office:value="0.3057000401" calcext:value-type="float">
            <text:p>0.3057000401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8320009" calcext:value-type="float">
            <text:p>0.08320009</text:p>
          </table:table-cell>
          <table:table-cell office:value-type="float" office:value="0.1639" calcext:value-type="float">
            <text:p>0.1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3649981" calcext:value-type="float">
            <text:p>0.03649981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800012" calcext:value-type="float">
            <text:p>0.00980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6:.AG146])" office:value-type="float" office:value="0.317199912" calcext:value-type="float">
            <text:p>0.317199912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9040009" calcext:value-type="float">
            <text:p>0.09040009</text:p>
          </table:table-cell>
          <table:table-cell office:value-type="float" office:value="0.1975001" calcext:value-type="float">
            <text:p>0.197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4219972" calcext:value-type="float">
            <text:p>0.04219972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70001" calcext:value-type="float">
            <text:p>0.028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7:.AG147])" office:value-type="float" office:value="0.38509992" calcext:value-type="float">
            <text:p>0.38509992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8990011" calcext:value-type="float">
            <text:p>0.08990011</text:p>
          </table:table-cell>
          <table:table-cell office:value-type="float" office:value="0.1649001" calcext:value-type="float">
            <text:p>0.164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4129979" calcext:value-type="float">
            <text:p>0.04129979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90003" calcext:value-type="float">
            <text:p>0.0539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8:.AG148])" office:value-type="float" office:value="0.3746000302" calcext:value-type="float">
            <text:p>0.3746000302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8880011" calcext:value-type="float">
            <text:p>0.08880011</text:p>
          </table:table-cell>
          <table:table-cell office:value-type="float" office:value="0.1568001" calcext:value-type="float">
            <text:p>0.156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3969973" calcext:value-type="float">
            <text:p>0.03969973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6" calcext:value-type="float">
            <text:p>0.0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9:.AG149])" office:value-type="float" office:value="0.3348999401" calcext:value-type="float">
            <text:p>0.3348999401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834001" calcext:value-type="float">
            <text:p>0.0834001</text:p>
          </table:table-cell>
          <table:table-cell office:value-type="float" office:value="0.1523001" calcext:value-type="float">
            <text:p>0.152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3679989" calcext:value-type="float">
            <text:p>0.03679989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49999" calcext:value-type="float">
            <text:p>0.011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0:.AG150])" office:value-type="float" office:value="0.30800008" calcext:value-type="float">
            <text:p>0.30800008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8090009" calcext:value-type="float">
            <text:p>0.08090009</text:p>
          </table:table-cell>
          <table:table-cell office:value-type="float" office:value="0.1535001" calcext:value-type="float">
            <text:p>0.153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639977" calcext:value-type="float">
            <text:p>0.03639977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3" calcext:value-type="float">
            <text:p>0.0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1:.AG151])" office:value-type="float" office:value="0.30439996" calcext:value-type="float">
            <text:p>0.30439996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00001" calcext:value-type="float">
            <text:p>0.0900001</text:p>
          </table:table-cell>
          <table:table-cell office:value-type="float" office:value="0.1690001" calcext:value-type="float">
            <text:p>0.16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415998" calcext:value-type="float">
            <text:p>0.041599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5" calcext:value-type="float">
            <text:p>0.0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2:.AG152])" office:value-type="float" office:value="0.3379000001" calcext:value-type="float">
            <text:p>0.3379000001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8470011" calcext:value-type="float">
            <text:p>0.08470011</text:p>
          </table:table-cell>
          <table:table-cell office:value-type="float" office:value="0.1706001" calcext:value-type="float">
            <text:p>0.170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4079972" calcext:value-type="float">
            <text:p>0.04079972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50002" calcext:value-type="float">
            <text:p>0.0345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3:.AG153])" office:value-type="float" office:value="0.3554999501" calcext:value-type="float">
            <text:p>0.355499950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8580011" calcext:value-type="float">
            <text:p>0.08580011</text:p>
          </table:table-cell>
          <table:table-cell office:value-type="float" office:value="0.1735" calcext:value-type="float">
            <text:p>0.1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4029986" calcext:value-type="float">
            <text:p>0.04029986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00001" calcext:value-type="float">
            <text:p>0.036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4:.AG154])" office:value-type="float" office:value="0.36049998" calcext:value-type="float">
            <text:p>0.36049998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1189001" calcext:value-type="float">
            <text:p>0.1189001</text:p>
          </table:table-cell>
          <table:table-cell office:value-type="float" office:value="0.154" calcext:value-type="float">
            <text:p>0.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999999" calcext:value-type="float">
            <text:p>0.0008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3829974" calcext:value-type="float">
            <text:p>0.03829974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2" calcext:value-type="float">
            <text:p>0.0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5:.AG155])" office:value-type="float" office:value="0.34489984" calcext:value-type="float">
            <text:p>0.34489984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807001" calcext:value-type="float">
            <text:p>0.0807001</text:p>
          </table:table-cell>
          <table:table-cell office:value-type="float" office:value="0.1563001" calcext:value-type="float">
            <text:p>0.156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719991" calcext:value-type="float">
            <text:p>0.03719991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6:.AG156])" office:value-type="float" office:value="0.30700011" calcext:value-type="float">
            <text:p>0.30700011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8150011" calcext:value-type="float">
            <text:p>0.08150011</text:p>
          </table:table-cell>
          <table:table-cell office:value-type="float" office:value="0.1541001" calcext:value-type="float">
            <text:p>0.154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3829981" calcext:value-type="float">
            <text:p>0.03829981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79999" calcext:value-type="float">
            <text:p>0.038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7:.AG157])" office:value-type="float" office:value="0.33540001" calcext:value-type="float">
            <text:p>0.33540001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8130011" calcext:value-type="float">
            <text:p>0.08130011</text:p>
          </table:table-cell>
          <table:table-cell office:value-type="float" office:value="0.1626001" calcext:value-type="float">
            <text:p>0.162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3659979" calcext:value-type="float">
            <text:p>0.03659979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19999" calcext:value-type="float">
            <text:p>0.010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8:.AG158])" office:value-type="float" office:value="0.3138999901" calcext:value-type="float">
            <text:p>0.3138999901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806001" calcext:value-type="float">
            <text:p>0.0806001</text:p>
          </table:table-cell>
          <table:table-cell office:value-type="float" office:value="0.1543" calcext:value-type="float">
            <text:p>0.1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769977" calcext:value-type="float">
            <text:p>0.03769977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4" calcext:value-type="float">
            <text:p>0.0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9:.AG159])" office:value-type="float" office:value="0.30629987" calcext:value-type="float">
            <text:p>0.30629987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814001" calcext:value-type="float">
            <text:p>0.0814001</text:p>
          </table:table-cell>
          <table:table-cell office:value-type="float" office:value="0.1508" calcext:value-type="float">
            <text:p>0.1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999999" calcext:value-type="float">
            <text:p>0.0008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599977" calcext:value-type="float">
            <text:p>0.03599977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99994" calcext:value-type="float">
            <text:p>0.007999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0:.AG160])" office:value-type="float" office:value="0.299499864" calcext:value-type="float">
            <text:p>0.299499864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9590011" calcext:value-type="float">
            <text:p>0.09590011</text:p>
          </table:table-cell>
          <table:table-cell office:value-type="float" office:value="0.1749" calcext:value-type="float">
            <text:p>0.1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4059974" calcext:value-type="float">
            <text:p>0.04059974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70001" calcext:value-type="float">
            <text:p>0.038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1:.AG161])" office:value-type="float" office:value="0.37519986" calcext:value-type="float">
            <text:p>0.37519986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8400009" calcext:value-type="float">
            <text:p>0.08400009</text:p>
          </table:table-cell>
          <table:table-cell office:value-type="float" office:value="0.1573001" calcext:value-type="float">
            <text:p>0.157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3839985" calcext:value-type="float">
            <text:p>0.03839985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899988" calcext:value-type="float">
            <text:p>0.007899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2:.AG162])" office:value-type="float" office:value="0.3120000281" calcext:value-type="float">
            <text:p>0.3120000281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8450013" calcext:value-type="float">
            <text:p>0.08450013</text:p>
          </table:table-cell>
          <table:table-cell office:value-type="float" office:value="0.1569001" calcext:value-type="float">
            <text:p>0.156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779972" calcext:value-type="float">
            <text:p>0.03779972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10001" calcext:value-type="float">
            <text:p>0.010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3:.AG163])" office:value-type="float" office:value="0.3126999598" calcext:value-type="float">
            <text:p>0.3126999598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8370009" calcext:value-type="float">
            <text:p>0.08370009</text:p>
          </table:table-cell>
          <table:table-cell office:value-type="float" office:value="0.1779001" calcext:value-type="float">
            <text:p>0.177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4099974" calcext:value-type="float">
            <text:p>0.04099974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80001" calcext:value-type="float">
            <text:p>0.065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4:.AG164])" office:value-type="float" office:value="0.3919999399" calcext:value-type="float">
            <text:p>0.3919999399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8290011" calcext:value-type="float">
            <text:p>0.08290011</text:p>
          </table:table-cell>
          <table:table-cell office:value-type="float" office:value="0.1723001" calcext:value-type="float">
            <text:p>0.172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4239973" calcext:value-type="float">
            <text:p>0.04239973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80002" calcext:value-type="float">
            <text:p>0.0258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5:.AG165])" office:value-type="float" office:value="0.3481999601" calcext:value-type="float">
            <text:p>0.3481999601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8440013" calcext:value-type="float">
            <text:p>0.08440013</text:p>
          </table:table-cell>
          <table:table-cell office:value-type="float" office:value="0.1575001" calcext:value-type="float">
            <text:p>0.157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3829978" calcext:value-type="float">
            <text:p>0.03829978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99999" calcext:value-type="float">
            <text:p>0.020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6:.AG166])" office:value-type="float" office:value="0.3251" calcext:value-type="float">
            <text:p>0.3251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8720011" calcext:value-type="float">
            <text:p>0.08720011</text:p>
          </table:table-cell>
          <table:table-cell office:value-type="float" office:value="0.1715001" calcext:value-type="float">
            <text:p>0.171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1273" calcext:value-type="float">
            <text:p>0.127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4909972" calcext:value-type="float">
            <text:p>0.04909972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09999" calcext:value-type="float">
            <text:p>0.024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7:.AG167])" office:value-type="float" office:value="0.4904999201" calcext:value-type="float">
            <text:p>0.4904999201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892001" calcext:value-type="float">
            <text:p>0.0892001</text:p>
          </table:table-cell>
          <table:table-cell office:value-type="float" office:value="0.176" calcext:value-type="float">
            <text:p>0.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4639994" calcext:value-type="float">
            <text:p>0.04639994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39998" calcext:value-type="float">
            <text:p>0.0193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8:.AG168])" office:value-type="float" office:value="0.36280002" calcext:value-type="float">
            <text:p>0.36280002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9630008" calcext:value-type="float">
            <text:p>0.09630008</text:p>
          </table:table-cell>
          <table:table-cell office:value-type="float" office:value="0.1973001" calcext:value-type="float">
            <text:p>0.197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4759988" calcext:value-type="float">
            <text:p>0.04759988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29999" calcext:value-type="float">
            <text:p>0.019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9:.AG169])" office:value-type="float" office:value="0.38980005" calcext:value-type="float">
            <text:p>0.38980005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977001" calcext:value-type="float">
            <text:p>0.0977001</text:p>
          </table:table-cell>
          <table:table-cell office:value-type="float" office:value="0.1837" calcext:value-type="float">
            <text:p>0.1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4449978" calcext:value-type="float">
            <text:p>0.0444997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89999" calcext:value-type="float">
            <text:p>0.015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0:.AG170])" office:value-type="float" office:value="0.37309987" calcext:value-type="float">
            <text:p>0.37309987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8460013" calcext:value-type="float">
            <text:p>0.08460013</text:p>
          </table:table-cell>
          <table:table-cell office:value-type="float" office:value="0.1669001" calcext:value-type="float">
            <text:p>0.166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4289988" calcext:value-type="float">
            <text:p>0.04289988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8" calcext:value-type="float">
            <text:p>0.0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1:.AG171])" office:value-type="float" office:value="0.3408001101" calcext:value-type="float">
            <text:p>0.3408001101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8990011" calcext:value-type="float">
            <text:p>0.08990011</text:p>
          </table:table-cell>
          <table:table-cell office:value-type="float" office:value="0.1859001" calcext:value-type="float">
            <text:p>0.185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4319992" calcext:value-type="float">
            <text:p>0.04319992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00001" calcext:value-type="float">
            <text:p>0.017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2:.AG172])" office:value-type="float" office:value="0.3610001399" calcext:value-type="float">
            <text:p>0.3610001399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876001" calcext:value-type="float">
            <text:p>0.0876001</text:p>
          </table:table-cell>
          <table:table-cell office:value-type="float" office:value="0.1674001" calcext:value-type="float">
            <text:p>0.167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4449988" calcext:value-type="float">
            <text:p>0.04449988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9" calcext:value-type="float">
            <text:p>0.0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3:.AG173])" office:value-type="float" office:value="0.3619000799" calcext:value-type="float">
            <text:p>0.3619000799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9950007" calcext:value-type="float">
            <text:p>0.09950007</text:p>
          </table:table-cell>
          <table:table-cell office:value-type="float" office:value="0.206" calcext:value-type="float">
            <text:p>0.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4699982" calcext:value-type="float">
            <text:p>0.04699982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30004" calcext:value-type="float">
            <text:p>0.0503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4:.AG174])" office:value-type="float" office:value="0.43169993" calcext:value-type="float">
            <text:p>0.43169993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1429001" calcext:value-type="float">
            <text:p>0.1429001</text:p>
          </table:table-cell>
          <table:table-cell office:value-type="float" office:value="0.2695999" calcext:value-type="float">
            <text:p>0.269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5380035" calcext:value-type="float">
            <text:p>0.05380035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3" calcext:value-type="float">
            <text:p>0.0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5:.AG175])" office:value-type="float" office:value="0.53490035" calcext:value-type="float">
            <text:p>0.53490035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973001" calcext:value-type="float">
            <text:p>0.0973001</text:p>
          </table:table-cell>
          <table:table-cell office:value-type="float" office:value="0.2366001" calcext:value-type="float">
            <text:p>0.236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5049996" calcext:value-type="float">
            <text:p>0.05049996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69999" calcext:value-type="float">
            <text:p>0.014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6:.AG176])" office:value-type="float" office:value="0.42730015" calcext:value-type="float">
            <text:p>0.42730015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1068001" calcext:value-type="float">
            <text:p>0.1068001</text:p>
          </table:table-cell>
          <table:table-cell office:value-type="float" office:value="0.2013" calcext:value-type="float">
            <text:p>0.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5019983" calcext:value-type="float">
            <text:p>0.05019983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50002" calcext:value-type="float">
            <text:p>0.0125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7:.AG177])" office:value-type="float" office:value="0.4021999499" calcext:value-type="float">
            <text:p>0.4021999499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893001" calcext:value-type="float">
            <text:p>0.0893001</text:p>
          </table:table-cell>
          <table:table-cell office:value-type="float" office:value="0.1871001" calcext:value-type="float">
            <text:p>0.187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4549985" calcext:value-type="float">
            <text:p>0.04549985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99998" calcext:value-type="float">
            <text:p>0.0139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8:.AG178])" office:value-type="float" office:value="0.3629000299" calcext:value-type="float">
            <text:p>0.3629000299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8550011" calcext:value-type="float">
            <text:p>0.08550011</text:p>
          </table:table-cell>
          <table:table-cell office:value-type="float" office:value="0.1602001" calcext:value-type="float">
            <text:p>0.160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4089973" calcext:value-type="float">
            <text:p>0.04089973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29998" calcext:value-type="float">
            <text:p>0.0162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9:.AG179])" office:value-type="float" office:value="0.33179992" calcext:value-type="float">
            <text:p>0.33179992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9550012" calcext:value-type="float">
            <text:p>0.09550012</text:p>
          </table:table-cell>
          <table:table-cell office:value-type="float" office:value="0.1807" calcext:value-type="float">
            <text:p>0.1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4609969" calcext:value-type="float">
            <text:p>0.04609969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0:.AG180])" office:value-type="float" office:value="0.37169981" calcext:value-type="float">
            <text:p>0.37169981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9930009" calcext:value-type="float">
            <text:p>0.09930009</text:p>
          </table:table-cell>
          <table:table-cell office:value-type="float" office:value="0.2055" calcext:value-type="float">
            <text:p>0.2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443999" calcext:value-type="float">
            <text:p>0.0443999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02" calcext:value-type="float">
            <text:p>0.0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1:.AG181])" office:value-type="float" office:value="0.44909999" calcext:value-type="float">
            <text:p>0.44909999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8870009" calcext:value-type="float">
            <text:p>0.08870009</text:p>
          </table:table-cell>
          <table:table-cell office:value-type="float" office:value="0.1820001" calcext:value-type="float">
            <text:p>0.18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4339983" calcext:value-type="float">
            <text:p>0.04339983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00001" calcext:value-type="float">
            <text:p>0.017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2:.AG182])" office:value-type="float" office:value="0.35770003" calcext:value-type="float">
            <text:p>0.35770003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8980007" calcext:value-type="float">
            <text:p>0.08980007</text:p>
          </table:table-cell>
          <table:table-cell office:value-type="float" office:value="0.1686001" calcext:value-type="float">
            <text:p>0.168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4189983" calcext:value-type="float">
            <text:p>0.04189983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59998" calcext:value-type="float">
            <text:p>0.017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3:.AG183])" office:value-type="float" office:value="0.34329998" calcext:value-type="float">
            <text:p>0.34329998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8860011" calcext:value-type="float">
            <text:p>0.08860011</text:p>
          </table:table-cell>
          <table:table-cell office:value-type="float" office:value="0.1611001" calcext:value-type="float">
            <text:p>0.161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4259988" calcext:value-type="float">
            <text:p>0.04259988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499988" calcext:value-type="float">
            <text:p>0.008499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4:.AG184])" office:value-type="float" office:value="0.3263000781" calcext:value-type="float">
            <text:p>0.3263000781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9490011" calcext:value-type="float">
            <text:p>0.09490011</text:p>
          </table:table-cell>
          <table:table-cell office:value-type="float" office:value="0.1698" calcext:value-type="float">
            <text:p>0.1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5269985" calcext:value-type="float">
            <text:p>0.05269985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59999" calcext:value-type="float">
            <text:p>0.020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5:.AG185])" office:value-type="float" office:value="0.36729995" calcext:value-type="float">
            <text:p>0.36729995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1029001" calcext:value-type="float">
            <text:p>0.1029001</text:p>
          </table:table-cell>
          <table:table-cell office:value-type="float" office:value="0.2673001" calcext:value-type="float">
            <text:p>0.267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800001" calcext:value-type="float">
            <text:p>0.0038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4969981" calcext:value-type="float">
            <text:p>0.04969981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50003" calcext:value-type="float">
            <text:p>0.0425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6:.AG186])" office:value-type="float" office:value="0.4947000409" calcext:value-type="float">
            <text:p>0.4947000409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1018001" calcext:value-type="float">
            <text:p>0.1018001</text:p>
          </table:table-cell>
          <table:table-cell office:value-type="float" office:value="0.2472" calcext:value-type="float">
            <text:p>0.2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4919976" calcext:value-type="float">
            <text:p>0.04919976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50001" calcext:value-type="float">
            <text:p>0.018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7:.AG187])" office:value-type="float" office:value="0.45009987" calcext:value-type="float">
            <text:p>0.45009987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912001" calcext:value-type="float">
            <text:p>0.0912001</text:p>
          </table:table-cell>
          <table:table-cell office:value-type="float" office:value="0.1822001" calcext:value-type="float">
            <text:p>0.182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4809989" calcext:value-type="float">
            <text:p>0.04809989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1" calcext:value-type="float">
            <text:p>0.0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8:.AG188])" office:value-type="float" office:value="0.3960000899" calcext:value-type="float">
            <text:p>0.3960000899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9610013" calcext:value-type="float">
            <text:p>0.09610013</text:p>
          </table:table-cell>
          <table:table-cell office:value-type="float" office:value="0.1819001" calcext:value-type="float">
            <text:p>0.181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5449977" calcext:value-type="float">
            <text:p>0.05449977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10001" calcext:value-type="float">
            <text:p>0.012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9:.AG189])" office:value-type="float" office:value="0.37110001" calcext:value-type="float">
            <text:p>0.37110001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1057001" calcext:value-type="float">
            <text:p>0.1057001</text:p>
          </table:table-cell>
          <table:table-cell office:value-type="float" office:value="0.2058" calcext:value-type="float">
            <text:p>0.2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06" calcext:value-type="float">
            <text:p>0.0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6109989" calcext:value-type="float">
            <text:p>0.06109989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79999" calcext:value-type="float">
            <text:p>0.014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0:.AG190])" office:value-type="float" office:value="0.4252999799" calcext:value-type="float">
            <text:p>0.4252999799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885001" calcext:value-type="float">
            <text:p>0.0885001</text:p>
          </table:table-cell>
          <table:table-cell office:value-type="float" office:value="0.1734001" calcext:value-type="float">
            <text:p>0.173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4239979" calcext:value-type="float">
            <text:p>0.04239979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1:.AG191])" office:value-type="float" office:value="0.33879999" calcext:value-type="float">
            <text:p>0.33879999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8960012" calcext:value-type="float">
            <text:p>0.08960012</text:p>
          </table:table-cell>
          <table:table-cell office:value-type="float" office:value="0.1802001" calcext:value-type="float">
            <text:p>0.180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3809972" calcext:value-type="float">
            <text:p>0.03809972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000012" calcext:value-type="float">
            <text:p>0.00800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2:.AG192])" office:value-type="float" office:value="0.340699952" calcext:value-type="float">
            <text:p>0.340699952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9220009" calcext:value-type="float">
            <text:p>0.09220009</text:p>
          </table:table-cell>
          <table:table-cell office:value-type="float" office:value="0.1681" calcext:value-type="float">
            <text:p>0.1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3949977" calcext:value-type="float">
            <text:p>0.03949977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6" calcext:value-type="float">
            <text:p>0.0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3:.AG193])" office:value-type="float" office:value="0.3313998601" calcext:value-type="float">
            <text:p>0.331399860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9540009" calcext:value-type="float">
            <text:p>0.09540009</text:p>
          </table:table-cell>
          <table:table-cell office:value-type="float" office:value="0.1785001" calcext:value-type="float">
            <text:p>0.178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1057999" calcext:value-type="float">
            <text:p>0.1057999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60001" calcext:value-type="float">
            <text:p>0.016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4:.AG194])" office:value-type="float" office:value="0.4266001" calcext:value-type="float">
            <text:p>0.4266001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1336001" calcext:value-type="float">
            <text:p>0.1336001</text:p>
          </table:table-cell>
          <table:table-cell office:value-type="float" office:value="0.2856998" calcext:value-type="float">
            <text:p>0.285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5599999" calcext:value-type="float">
            <text:p>0.00559999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1031002" calcext:value-type="float">
            <text:p>0.1031002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399976" calcext:value-type="float">
            <text:p>0.009399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7" calcext:value-type="float">
            <text:p>0.006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5:.AG195])" office:value-type="float" office:value="0.579500075" calcext:value-type="float">
            <text:p>0.579500075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1046001" calcext:value-type="float">
            <text:p>0.1046001</text:p>
          </table:table-cell>
          <table:table-cell office:value-type="float" office:value="0.2271" calcext:value-type="float">
            <text:p>0.2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600001" calcext:value-type="float">
            <text:p>0.0046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05319991" calcext:value-type="float">
            <text:p>0.05319991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5" calcext:value-type="float">
            <text:p>0.0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6:.AG196])" office:value-type="float" office:value="0.441000011" calcext:value-type="float">
            <text:p>0.441000011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9740007" calcext:value-type="float">
            <text:p>0.09740007</text:p>
          </table:table-cell>
          <table:table-cell office:value-type="float" office:value="0.2215" calcext:value-type="float">
            <text:p>0.2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4789982" calcext:value-type="float">
            <text:p>0.04789982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60002" calcext:value-type="float">
            <text:p>0.0236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7:.AG197])" office:value-type="float" office:value="0.4211999099" calcext:value-type="float">
            <text:p>0.4211999099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1127001" calcext:value-type="float">
            <text:p>0.1127001</text:p>
          </table:table-cell>
          <table:table-cell office:value-type="float" office:value="0.1909" calcext:value-type="float">
            <text:p>0.1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5089978" calcext:value-type="float">
            <text:p>0.05089978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2" calcext:value-type="float">
            <text:p>0.0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8:.AG198])" office:value-type="float" office:value="0.39649988" calcext:value-type="float">
            <text:p>0.39649988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1003001" calcext:value-type="float">
            <text:p>0.1003001</text:p>
          </table:table-cell>
          <table:table-cell office:value-type="float" office:value="0.2163001" calcext:value-type="float">
            <text:p>0.216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463998" calcext:value-type="float">
            <text:p>0.0463998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70002" calcext:value-type="float">
            <text:p>0.0317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9:.AG199])" office:value-type="float" office:value="0.4235000201" calcext:value-type="float">
            <text:p>0.4235000201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9990009" calcext:value-type="float">
            <text:p>0.09990009</text:p>
          </table:table-cell>
          <table:table-cell office:value-type="float" office:value="0.1969" calcext:value-type="float">
            <text:p>0.1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4579979" calcext:value-type="float">
            <text:p>0.04579979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20001" calcext:value-type="float">
            <text:p>0.015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0:.AG200])" office:value-type="float" office:value="0.38649989" calcext:value-type="float">
            <text:p>0.38649989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1065001" calcext:value-type="float">
            <text:p>0.1065001</text:p>
          </table:table-cell>
          <table:table-cell office:value-type="float" office:value="0.1951" calcext:value-type="float">
            <text:p>0.1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4529982" calcext:value-type="float">
            <text:p>0.04529982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59999" calcext:value-type="float">
            <text:p>0.025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1:.AG201])" office:value-type="float" office:value="0.40429991" calcext:value-type="float">
            <text:p>0.40429991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128001" calcext:value-type="float">
            <text:p>0.1128001</text:p>
          </table:table-cell>
          <table:table-cell office:value-type="float" office:value="0.1969001" calcext:value-type="float">
            <text:p>0.196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4249976" calcext:value-type="float">
            <text:p>0.04249976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80002" calcext:value-type="float">
            <text:p>0.0158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2:.AG202])" office:value-type="float" office:value="0.39509998" calcext:value-type="float">
            <text:p>0.39509998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1059001" calcext:value-type="float">
            <text:p>0.1059001</text:p>
          </table:table-cell>
          <table:table-cell office:value-type="float" office:value="0.1871001" calcext:value-type="float">
            <text:p>0.187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1671997" calcext:value-type="float">
            <text:p>0.1671997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1" calcext:value-type="float">
            <text:p>0.0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3:.AG203])" office:value-type="float" office:value="0.5086999" calcext:value-type="float">
            <text:p>0.5086999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9910011" calcext:value-type="float">
            <text:p>0.09910011</text:p>
          </table:table-cell>
          <table:table-cell office:value-type="float" office:value="0.1816001" calcext:value-type="float">
            <text:p>0.181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4259993" calcext:value-type="float">
            <text:p>0.04259993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99987" calcext:value-type="float">
            <text:p>0.007999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4:.AG204])" office:value-type="float" office:value="0.359400127" calcext:value-type="float">
            <text:p>0.359400127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1077001" calcext:value-type="float">
            <text:p>0.1077001</text:p>
          </table:table-cell>
          <table:table-cell office:value-type="float" office:value="0.1778001" calcext:value-type="float">
            <text:p>0.177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5059996" calcext:value-type="float">
            <text:p>0.05059996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79999" calcext:value-type="float">
            <text:p>0.055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5:.AG205])" office:value-type="float" office:value="0.4263001499" calcext:value-type="float">
            <text:p>0.4263001499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1100001" calcext:value-type="float">
            <text:p>0.1100001</text:p>
          </table:table-cell>
          <table:table-cell office:value-type="float" office:value="0.1872" calcext:value-type="float">
            <text:p>0.1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4659984" calcext:value-type="float">
            <text:p>0.04659984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19998" calcext:value-type="float">
            <text:p>0.0111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6:.AG206])" office:value-type="float" office:value="0.3813999199" calcext:value-type="float">
            <text:p>0.3813999199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1001001" calcext:value-type="float">
            <text:p>0.1001001</text:p>
          </table:table-cell>
          <table:table-cell office:value-type="float" office:value="0.1904" calcext:value-type="float">
            <text:p>0.1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4789983" calcext:value-type="float">
            <text:p>0.04789983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59999" calcext:value-type="float">
            <text:p>0.022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7:.AG207])" office:value-type="float" office:value="0.39249992" calcext:value-type="float">
            <text:p>0.39249992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9430007" calcext:value-type="float">
            <text:p>0.09430007</text:p>
          </table:table-cell>
          <table:table-cell office:value-type="float" office:value="0.2057001" calcext:value-type="float">
            <text:p>0.205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5199994" calcext:value-type="float">
            <text:p>0.05199994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20001" calcext:value-type="float">
            <text:p>0.014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8:.AG208])" office:value-type="float" office:value="0.39410012" calcext:value-type="float">
            <text:p>0.39410012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1501001" calcext:value-type="float">
            <text:p>0.1501001</text:p>
          </table:table-cell>
          <table:table-cell office:value-type="float" office:value="0.2721999" calcext:value-type="float">
            <text:p>0.272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5920022" calcext:value-type="float">
            <text:p>0.05920022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69999" calcext:value-type="float">
            <text:p>0.034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9:.AG209])" office:value-type="float" office:value="0.55270021" calcext:value-type="float">
            <text:p>0.55270021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954001" calcext:value-type="float">
            <text:p>0.0954001</text:p>
          </table:table-cell>
          <table:table-cell office:value-type="float" office:value="0.2313" calcext:value-type="float">
            <text:p>0.2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2314001" calcext:value-type="float">
            <text:p>0.2314001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49996" calcext:value-type="float">
            <text:p>0.0114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0:.AG210])" office:value-type="float" office:value="0.60380016" calcext:value-type="float">
            <text:p>0.60380016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1232001" calcext:value-type="float">
            <text:p>0.1232001</text:p>
          </table:table-cell>
          <table:table-cell office:value-type="float" office:value="0.2716999" calcext:value-type="float">
            <text:p>0.2716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4959989" calcext:value-type="float">
            <text:p>0.04959989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49999" calcext:value-type="float">
            <text:p>0.010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1:.AG211])" office:value-type="float" office:value="0.4833998801" calcext:value-type="float">
            <text:p>0.4833998801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9270006" calcext:value-type="float">
            <text:p>0.09270006</text:p>
          </table:table-cell>
          <table:table-cell office:value-type="float" office:value="0.1900001" calcext:value-type="float">
            <text:p>0.19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4749982" calcext:value-type="float">
            <text:p>0.04749982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" calcext:value-type="float">
            <text:p>0.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2:.AG212])" office:value-type="float" office:value="0.4233999799" calcext:value-type="float">
            <text:p>0.4233999799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919001" calcext:value-type="float">
            <text:p>0.0919001</text:p>
          </table:table-cell>
          <table:table-cell office:value-type="float" office:value="0.1889" calcext:value-type="float">
            <text:p>0.1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4449981" calcext:value-type="float">
            <text:p>0.0444998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80001" calcext:value-type="float">
            <text:p>0.013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3:.AG213])" office:value-type="float" office:value="0.3646999201" calcext:value-type="float">
            <text:p>0.3646999201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1006001" calcext:value-type="float">
            <text:p>0.1006001</text:p>
          </table:table-cell>
          <table:table-cell office:value-type="float" office:value="0.1774001" calcext:value-type="float">
            <text:p>0.177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4999986" calcext:value-type="float">
            <text:p>0.04999986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00001" calcext:value-type="float">
            <text:p>0.01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4:.AG214])" office:value-type="float" office:value="0.36820007" calcext:value-type="float">
            <text:p>0.36820007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911001" calcext:value-type="float">
            <text:p>0.0911001</text:p>
          </table:table-cell>
          <table:table-cell office:value-type="float" office:value="0.1755001" calcext:value-type="float">
            <text:p>0.175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4719974" calcext:value-type="float">
            <text:p>0.04719974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20001" calcext:value-type="float">
            <text:p>0.030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5:.AG215])" office:value-type="float" office:value="0.3695999499" calcext:value-type="float">
            <text:p>0.3695999499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8650009" calcext:value-type="float">
            <text:p>0.08650009</text:p>
          </table:table-cell>
          <table:table-cell office:value-type="float" office:value="0.1698001" calcext:value-type="float">
            <text:p>0.169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1450001" calcext:value-type="float">
            <text:p>0.1450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8200001" calcext:value-type="float">
            <text:p>0.0082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5209976" calcext:value-type="float">
            <text:p>0.05209976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59999" calcext:value-type="float">
            <text:p>0.024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6:.AG216])" office:value-type="float" office:value="0.5079000409" calcext:value-type="float">
            <text:p>0.5079000409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902001" calcext:value-type="float">
            <text:p>0.0902001</text:p>
          </table:table-cell>
          <table:table-cell office:value-type="float" office:value="0.1760001" calcext:value-type="float">
            <text:p>0.17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4099983" calcext:value-type="float">
            <text:p>0.04099983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19999" calcext:value-type="float">
            <text:p>0.010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7:.AG217])" office:value-type="float" office:value="0.3445000199" calcext:value-type="float">
            <text:p>0.3445000199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871001" calcext:value-type="float">
            <text:p>0.0871001</text:p>
          </table:table-cell>
          <table:table-cell office:value-type="float" office:value="0.1738001" calcext:value-type="float">
            <text:p>0.173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392997" calcext:value-type="float">
            <text:p>0.0392997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80001" calcext:value-type="float">
            <text:p>0.011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8:.AG218])" office:value-type="float" office:value="0.3376999101" calcext:value-type="float">
            <text:p>0.3376999101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8520007" calcext:value-type="float">
            <text:p>0.08520007</text:p>
          </table:table-cell>
          <table:table-cell office:value-type="float" office:value="0.2114" calcext:value-type="float">
            <text:p>0.2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4639983" calcext:value-type="float">
            <text:p>0.04639983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999982" calcext:value-type="float">
            <text:p>0.005999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9:.AG219])" office:value-type="float" office:value="0.385299882" calcext:value-type="float">
            <text:p>0.385299882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1024001" calcext:value-type="float">
            <text:p>0.1024001</text:p>
          </table:table-cell>
          <table:table-cell office:value-type="float" office:value="0.2624999" calcext:value-type="float">
            <text:p>0.2624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5059987" calcext:value-type="float">
            <text:p>0.05059987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00001" calcext:value-type="float">
            <text:p>0.02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0:.AG220])" office:value-type="float" office:value="0.4649998801" calcext:value-type="float">
            <text:p>0.4649998801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9170008" calcext:value-type="float">
            <text:p>0.09170008</text:p>
          </table:table-cell>
          <table:table-cell office:value-type="float" office:value="0.1745" calcext:value-type="float">
            <text:p>0.1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4259976" calcext:value-type="float">
            <text:p>0.04259976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200024" calcext:value-type="float">
            <text:p>0.00820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1:.AG221])" office:value-type="float" office:value="0.343199864" calcext:value-type="float">
            <text:p>0.343199864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8800013" calcext:value-type="float">
            <text:p>0.08800013</text:p>
          </table:table-cell>
          <table:table-cell office:value-type="float" office:value="0.2087001" calcext:value-type="float">
            <text:p>0.208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4309977" calcext:value-type="float">
            <text:p>0.04309977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70003" calcext:value-type="float">
            <text:p>0.0497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2:.AG222])" office:value-type="float" office:value="0.41760003" calcext:value-type="float">
            <text:p>0.41760003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882001" calcext:value-type="float">
            <text:p>0.0882001</text:p>
          </table:table-cell>
          <table:table-cell office:value-type="float" office:value="0.1860001" calcext:value-type="float">
            <text:p>0.18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999999" calcext:value-type="float">
            <text:p>0.0008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4059986" calcext:value-type="float">
            <text:p>0.04059986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39998" calcext:value-type="float">
            <text:p>0.0163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3:.AG223])" office:value-type="float" office:value="0.3574000399" calcext:value-type="float">
            <text:p>0.3574000399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1086001" calcext:value-type="float">
            <text:p>0.1086001</text:p>
          </table:table-cell>
          <table:table-cell office:value-type="float" office:value="0.1761001" calcext:value-type="float">
            <text:p>0.176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3999976" calcext:value-type="float">
            <text:p>0.03999976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39999" calcext:value-type="float">
            <text:p>0.010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4:.AG224])" office:value-type="float" office:value="0.36159995" calcext:value-type="float">
            <text:p>0.36159995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9450007" calcext:value-type="float">
            <text:p>0.09450007</text:p>
          </table:table-cell>
          <table:table-cell office:value-type="float" office:value="0.1807" calcext:value-type="float">
            <text:p>0.1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537998" calcext:value-type="float">
            <text:p>0.0537998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40002" calcext:value-type="float">
            <text:p>0.0194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5:.AG225])" office:value-type="float" office:value="0.3796998899" calcext:value-type="float">
            <text:p>0.3796998899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1023001" calcext:value-type="float">
            <text:p>0.1023001</text:p>
          </table:table-cell>
          <table:table-cell office:value-type="float" office:value="0.2282001" calcext:value-type="float">
            <text:p>0.228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5219974" calcext:value-type="float">
            <text:p>0.05219974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20001" calcext:value-type="float">
            <text:p>0.040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6:.AG226])" office:value-type="float" office:value="0.4573999501" calcext:value-type="float">
            <text:p>0.4573999501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1030001" calcext:value-type="float">
            <text:p>0.1030001</text:p>
          </table:table-cell>
          <table:table-cell office:value-type="float" office:value="0.2312" calcext:value-type="float">
            <text:p>0.2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4879983" calcext:value-type="float">
            <text:p>0.04879983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7" calcext:value-type="float">
            <text:p>0.0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7:.AG227])" office:value-type="float" office:value="0.43329993" calcext:value-type="float">
            <text:p>0.43329993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8970008" calcext:value-type="float">
            <text:p>0.08970008</text:p>
          </table:table-cell>
          <table:table-cell office:value-type="float" office:value="0.1785" calcext:value-type="float">
            <text:p>0.1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4529973" calcext:value-type="float">
            <text:p>0.04529973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29999" calcext:value-type="float">
            <text:p>0.015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4" calcext:value-type="float">
            <text:p>0.008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8:.AG228])" office:value-type="float" office:value="0.3648997999" calcext:value-type="float">
            <text:p>0.3648997999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1026001" calcext:value-type="float">
            <text:p>0.1026001</text:p>
          </table:table-cell>
          <table:table-cell office:value-type="float" office:value="0.2012001" calcext:value-type="float">
            <text:p>0.201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4629977" calcext:value-type="float">
            <text:p>0.04629977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6" calcext:value-type="float">
            <text:p>0.0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9:.AG229])" office:value-type="float" office:value="0.4155999699" calcext:value-type="float">
            <text:p>0.4155999699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8910011" calcext:value-type="float">
            <text:p>0.08910011</text:p>
          </table:table-cell>
          <table:table-cell office:value-type="float" office:value="0.1755001" calcext:value-type="float">
            <text:p>0.175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4499977" calcext:value-type="float">
            <text:p>0.04499977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80002" calcext:value-type="float">
            <text:p>0.0288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0:.AG230])" office:value-type="float" office:value="0.3641" calcext:value-type="float">
            <text:p>0.3641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846001" calcext:value-type="float">
            <text:p>0.0846001</text:p>
          </table:table-cell>
          <table:table-cell office:value-type="float" office:value="0.2015001" calcext:value-type="float">
            <text:p>0.201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4489976" calcext:value-type="float">
            <text:p>0.04489976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20001" calcext:value-type="float">
            <text:p>0.059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1:.AG231])" office:value-type="float" office:value="0.41649997" calcext:value-type="float">
            <text:p>0.41649997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923001" calcext:value-type="float">
            <text:p>0.0923001</text:p>
          </table:table-cell>
          <table:table-cell office:value-type="float" office:value="0.1809001" calcext:value-type="float">
            <text:p>0.180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4699986" calcext:value-type="float">
            <text:p>0.04699986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90001" calcext:value-type="float">
            <text:p>0.032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2:.AG232])" office:value-type="float" office:value="0.38070007" calcext:value-type="float">
            <text:p>0.38070007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9430011" calcext:value-type="float">
            <text:p>0.09430011</text:p>
          </table:table-cell>
          <table:table-cell office:value-type="float" office:value="0.1872001" calcext:value-type="float">
            <text:p>0.187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97" calcext:value-type="float">
            <text:p>0.0097</text:p>
          </table:table-cell>
          <table:table-cell office:value-type="float" office:value="0" calcext:value-type="float">
            <text:p>0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6709995" calcext:value-type="float">
            <text:p>0.06709995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19998" calcext:value-type="float">
            <text:p>0.0191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3:.AG233])" office:value-type="float" office:value="0.4078001401" calcext:value-type="float">
            <text:p>0.407800140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1110001" calcext:value-type="float">
            <text:p>0.1110001</text:p>
          </table:table-cell>
          <table:table-cell office:value-type="float" office:value="0.2439001" calcext:value-type="float">
            <text:p>0.243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5389994" calcext:value-type="float">
            <text:p>0.05389994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00002" calcext:value-type="float">
            <text:p>0.015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4:.AG234])" office:value-type="float" office:value="0.45760016" calcext:value-type="float">
            <text:p>0.45760016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9810011" calcext:value-type="float">
            <text:p>0.09810011</text:p>
          </table:table-cell>
          <table:table-cell office:value-type="float" office:value="0.2057001" calcext:value-type="float">
            <text:p>0.205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24" calcext:value-type="float">
            <text:p>0.0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781" calcext:value-type="float">
            <text:p>0.0781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60001" calcext:value-type="float">
            <text:p>0.050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5:.AG235])" office:value-type="float" office:value="0.47340022" calcext:value-type="float">
            <text:p>0.47340022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1030001" calcext:value-type="float">
            <text:p>0.1030001</text:p>
          </table:table-cell>
          <table:table-cell office:value-type="float" office:value="0.2056001" calcext:value-type="float">
            <text:p>0.205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7990006" calcext:value-type="float">
            <text:p>0.07990006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30003" calcext:value-type="float">
            <text:p>0.0233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6:.AG236])" office:value-type="float" office:value="0.4452002901" calcext:value-type="float">
            <text:p>0.4452002901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1019001" calcext:value-type="float">
            <text:p>0.1019001</text:p>
          </table:table-cell>
          <table:table-cell office:value-type="float" office:value="0.1879001" calcext:value-type="float">
            <text:p>0.187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2126" calcext:value-type="float">
            <text:p>0.2126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59998" calcext:value-type="float">
            <text:p>0.033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7:.AG237])" office:value-type="float" office:value="0.5671001801" calcext:value-type="float">
            <text:p>0.5671001801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1041001" calcext:value-type="float">
            <text:p>0.1041001</text:p>
          </table:table-cell>
          <table:table-cell office:value-type="float" office:value="0.2238001" calcext:value-type="float">
            <text:p>0.223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1688002" calcext:value-type="float">
            <text:p>0.1688002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10002" calcext:value-type="float">
            <text:p>0.0171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8:.AG238])" office:value-type="float" office:value="0.54890042" calcext:value-type="float">
            <text:p>0.54890042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8770011" calcext:value-type="float">
            <text:p>0.08770011</text:p>
          </table:table-cell>
          <table:table-cell office:value-type="float" office:value="0.1661001" calcext:value-type="float">
            <text:p>0.166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4169984" calcext:value-type="float">
            <text:p>0.04169984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29998" calcext:value-type="float">
            <text:p>0.0102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9:.AG239])" office:value-type="float" office:value="0.33180003" calcext:value-type="float">
            <text:p>0.33180003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8430012" calcext:value-type="float">
            <text:p>0.08430012</text:p>
          </table:table-cell>
          <table:table-cell office:value-type="float" office:value="0.1625001" calcext:value-type="float">
            <text:p>0.162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3959974" calcext:value-type="float">
            <text:p>0.03959974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60001" calcext:value-type="float">
            <text:p>0.011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0:.AG240])" office:value-type="float" office:value="0.32409997" calcext:value-type="float">
            <text:p>0.32409997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8750011" calcext:value-type="float">
            <text:p>0.08750011</text:p>
          </table:table-cell>
          <table:table-cell office:value-type="float" office:value="0.1629001" calcext:value-type="float">
            <text:p>0.162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3929976" calcext:value-type="float">
            <text:p>0.03929976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29999" calcext:value-type="float">
            <text:p>0.023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1:.AG241])" office:value-type="float" office:value="0.33859996" calcext:value-type="float">
            <text:p>0.33859996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001001" calcext:value-type="float">
            <text:p>0.1001001</text:p>
          </table:table-cell>
          <table:table-cell office:value-type="float" office:value="0.1664" calcext:value-type="float">
            <text:p>0.1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3809978" calcext:value-type="float">
            <text:p>0.03809978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79999" calcext:value-type="float">
            <text:p>0.025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2:.AG242])" office:value-type="float" office:value="0.3547998701" calcext:value-type="float">
            <text:p>0.354799870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9470008" calcext:value-type="float">
            <text:p>0.09470008</text:p>
          </table:table-cell>
          <table:table-cell office:value-type="float" office:value="0.1853001" calcext:value-type="float">
            <text:p>0.185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457998" calcext:value-type="float">
            <text:p>0.0457998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50002" calcext:value-type="float">
            <text:p>0.0655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3:.AG243])" office:value-type="float" office:value="0.4175000001" calcext:value-type="float">
            <text:p>0.4175000001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9920011" calcext:value-type="float">
            <text:p>0.09920011</text:p>
          </table:table-cell>
          <table:table-cell office:value-type="float" office:value="0.1983001" calcext:value-type="float">
            <text:p>0.198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4429984" calcext:value-type="float">
            <text:p>0.04429984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90001" calcext:value-type="float">
            <text:p>0.011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4:.AG244])" office:value-type="float" office:value="0.38110006" calcext:value-type="float">
            <text:p>0.38110006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1046001" calcext:value-type="float">
            <text:p>0.1046001</text:p>
          </table:table-cell>
          <table:table-cell office:value-type="float" office:value="0.2071" calcext:value-type="float">
            <text:p>0.2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2400004" calcext:value-type="float">
            <text:p>0.2400004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2" calcext:value-type="float">
            <text:p>0.0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5:.AG245])" office:value-type="float" office:value="0.6079004999" calcext:value-type="float">
            <text:p>0.6079004999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9380011" calcext:value-type="float">
            <text:p>0.09380011</text:p>
          </table:table-cell>
          <table:table-cell office:value-type="float" office:value="0.2335" calcext:value-type="float">
            <text:p>0.2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3" calcext:value-type="float">
            <text:p>0.0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1008" calcext:value-type="float">
            <text:p>0.1008</text:p>
          </table:table-cell>
          <table:table-cell office:value-type="float" office:value="0.05450011" calcext:value-type="float">
            <text:p>0.05450011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2" calcext:value-type="float">
            <text:p>0.0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6:.AG246])" office:value-type="float" office:value="0.53020022" calcext:value-type="float">
            <text:p>0.53020022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1277001" calcext:value-type="float">
            <text:p>0.1277001</text:p>
          </table:table-cell>
          <table:table-cell office:value-type="float" office:value="0.2054001" calcext:value-type="float">
            <text:p>0.205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532999" calcext:value-type="float">
            <text:p>0.0532999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30002" calcext:value-type="float">
            <text:p>0.0193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7:.AG247])" office:value-type="float" office:value="0.43920012" calcext:value-type="float">
            <text:p>0.43920012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960001" calcext:value-type="float">
            <text:p>0.0960001</text:p>
          </table:table-cell>
          <table:table-cell office:value-type="float" office:value="0.1965001" calcext:value-type="float">
            <text:p>0.196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39998" calcext:value-type="float">
            <text:p>0.0193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8:.AG248])" office:value-type="float" office:value="0.38790018" calcext:value-type="float">
            <text:p>0.38790018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880001" calcext:value-type="float">
            <text:p>0.0880001</text:p>
          </table:table-cell>
          <table:table-cell office:value-type="float" office:value="0.1778001" calcext:value-type="float">
            <text:p>0.177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5239969" calcext:value-type="float">
            <text:p>0.05239969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89999" calcext:value-type="float">
            <text:p>0.029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9:.AG249])" office:value-type="float" office:value="0.37379988" calcext:value-type="float">
            <text:p>0.3737998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8450008" calcext:value-type="float">
            <text:p>0.08450008</text:p>
          </table:table-cell>
          <table:table-cell office:value-type="float" office:value="0.1595" calcext:value-type="float">
            <text:p>0.1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3949974" calcext:value-type="float">
            <text:p>0.03949974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499982" calcext:value-type="float">
            <text:p>0.007499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0:.AG250])" office:value-type="float" office:value="0.316299802" calcext:value-type="float">
            <text:p>0.316299802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8570013" calcext:value-type="float">
            <text:p>0.08570013</text:p>
          </table:table-cell>
          <table:table-cell office:value-type="float" office:value="0.1684001" calcext:value-type="float">
            <text:p>0.168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3719983" calcext:value-type="float">
            <text:p>0.03719983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6" calcext:value-type="float">
            <text:p>0.0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1:.AG251])" office:value-type="float" office:value="0.3453000599" calcext:value-type="float">
            <text:p>0.3453000599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8490009" calcext:value-type="float">
            <text:p>0.08490009</text:p>
          </table:table-cell>
          <table:table-cell office:value-type="float" office:value="0.1534001" calcext:value-type="float">
            <text:p>0.153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3769982" calcext:value-type="float">
            <text:p>0.03769982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40002" calcext:value-type="float">
            <text:p>0.0104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2:.AG252])" office:value-type="float" office:value="0.3097000301" calcext:value-type="float">
            <text:p>0.309700030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8920012" calcext:value-type="float">
            <text:p>0.08920012</text:p>
          </table:table-cell>
          <table:table-cell office:value-type="float" office:value="0.1981001" calcext:value-type="float">
            <text:p>0.198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999999" calcext:value-type="float">
            <text:p>0.0005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4269977" calcext:value-type="float">
            <text:p>0.04269977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70002" calcext:value-type="float">
            <text:p>0.0477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3:.AG253])" office:value-type="float" office:value="0.4030000099" calcext:value-type="float">
            <text:p>0.4030000099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9090012" calcext:value-type="float">
            <text:p>0.09090012</text:p>
          </table:table-cell>
          <table:table-cell office:value-type="float" office:value="0.1689" calcext:value-type="float">
            <text:p>0.1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4119979" calcext:value-type="float">
            <text:p>0.04119979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80001" calcext:value-type="float">
            <text:p>0.048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4:.AG254])" office:value-type="float" office:value="0.3744999199" calcext:value-type="float">
            <text:p>0.3744999199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870001" calcext:value-type="float">
            <text:p>0.0870001</text:p>
          </table:table-cell>
          <table:table-cell office:value-type="float" office:value="0.1800001" calcext:value-type="float">
            <text:p>0.1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4269981" calcext:value-type="float">
            <text:p>0.04269981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59999" calcext:value-type="float">
            <text:p>0.030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5:.AG255])" office:value-type="float" office:value="0.3655" calcext:value-type="float">
            <text:p>0.3655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858001" calcext:value-type="float">
            <text:p>0.0858001</text:p>
          </table:table-cell>
          <table:table-cell office:value-type="float" office:value="0.1760001" calcext:value-type="float">
            <text:p>0.17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4599978" calcext:value-type="float">
            <text:p>0.04599978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49999" calcext:value-type="float">
            <text:p>0.022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6:.AG256])" office:value-type="float" office:value="0.3563999701" calcext:value-type="float">
            <text:p>0.3563999701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8410008" calcext:value-type="float">
            <text:p>0.08410008</text:p>
          </table:table-cell>
          <table:table-cell office:value-type="float" office:value="0.1540001" calcext:value-type="float">
            <text:p>0.15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4279986" calcext:value-type="float">
            <text:p>0.04279986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7:.AG257])" office:value-type="float" office:value="0.31490004" calcext:value-type="float">
            <text:p>0.31490004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845001" calcext:value-type="float">
            <text:p>0.0845001</text:p>
          </table:table-cell>
          <table:table-cell office:value-type="float" office:value="0.1761001" calcext:value-type="float">
            <text:p>0.176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999999" calcext:value-type="float">
            <text:p>0.0008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3669984" calcext:value-type="float">
            <text:p>0.03669984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79999" calcext:value-type="float">
            <text:p>0.015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8:.AG258])" office:value-type="float" office:value="0.3380000299" calcext:value-type="float">
            <text:p>0.3380000299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8320008" calcext:value-type="float">
            <text:p>0.08320008</text:p>
          </table:table-cell>
          <table:table-cell office:value-type="float" office:value="0.1528001" calcext:value-type="float">
            <text:p>0.152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365998" calcext:value-type="float">
            <text:p>0.0365998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599994" calcext:value-type="float">
            <text:p>0.009599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9:.AG259])" office:value-type="float" office:value="0.305799974" calcext:value-type="float">
            <text:p>0.305799974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9130011" calcext:value-type="float">
            <text:p>0.09130011</text:p>
          </table:table-cell>
          <table:table-cell office:value-type="float" office:value="0.1592001" calcext:value-type="float">
            <text:p>0.159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3739978" calcext:value-type="float">
            <text:p>0.03739978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7" calcext:value-type="float">
            <text:p>0.0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0:.AG260])" office:value-type="float" office:value="0.32819999" calcext:value-type="float">
            <text:p>0.3281999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882001" calcext:value-type="float">
            <text:p>0.0882001</text:p>
          </table:table-cell>
          <table:table-cell office:value-type="float" office:value="0.1691001" calcext:value-type="float">
            <text:p>0.169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4879981" calcext:value-type="float">
            <text:p>0.04879981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59999" calcext:value-type="float">
            <text:p>0.013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1:.AG261])" office:value-type="float" office:value="0.3443" calcext:value-type="float">
            <text:p>0.3443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8590009" calcext:value-type="float">
            <text:p>0.08590009</text:p>
          </table:table-cell>
          <table:table-cell office:value-type="float" office:value="0.1710001" calcext:value-type="float">
            <text:p>0.17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4049972" calcext:value-type="float">
            <text:p>0.04049972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70001" calcext:value-type="float">
            <text:p>0.014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2:.AG262])" office:value-type="float" office:value="0.3376999199" calcext:value-type="float">
            <text:p>0.3376999199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8310013" calcext:value-type="float">
            <text:p>0.08310013</text:p>
          </table:table-cell>
          <table:table-cell office:value-type="float" office:value="0.1547001" calcext:value-type="float">
            <text:p>0.154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3729975" calcext:value-type="float">
            <text:p>0.0372997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00005" calcext:value-type="float">
            <text:p>0.00790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3:.AG263])" office:value-type="float" office:value="0.306099985" calcext:value-type="float">
            <text:p>0.306099985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8680011" calcext:value-type="float">
            <text:p>0.08680011</text:p>
          </table:table-cell>
          <table:table-cell office:value-type="float" office:value="0.1568001" calcext:value-type="float">
            <text:p>0.156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3729981" calcext:value-type="float">
            <text:p>0.03729981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10001" calcext:value-type="float">
            <text:p>0.010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4:.AG264])" office:value-type="float" office:value="0.31470003" calcext:value-type="float">
            <text:p>0.3147000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8170007" calcext:value-type="float">
            <text:p>0.08170007</text:p>
          </table:table-cell>
          <table:table-cell office:value-type="float" office:value="0.1535001" calcext:value-type="float">
            <text:p>0.153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999999" calcext:value-type="float">
            <text:p>0.000899999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3709976" calcext:value-type="float">
            <text:p>0.03709976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700012" calcext:value-type="float">
            <text:p>0.00970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5:.AG265])" office:value-type="float" office:value="0.3050999419" calcext:value-type="float">
            <text:p>0.3050999419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7900009" calcext:value-type="float">
            <text:p>0.07900009</text:p>
          </table:table-cell>
          <table:table-cell office:value-type="float" office:value="0.1531001" calcext:value-type="float">
            <text:p>0.153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3619979" calcext:value-type="float">
            <text:p>0.03619979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800012" calcext:value-type="float">
            <text:p>0.00580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6:.AG266])" office:value-type="float" office:value="0.297499992" calcext:value-type="float">
            <text:p>0.297499992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8150009" calcext:value-type="float">
            <text:p>0.08150009</text:p>
          </table:table-cell>
          <table:table-cell office:value-type="float" office:value="0.1567" calcext:value-type="float">
            <text:p>0.1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1304" calcext:value-type="float">
            <text:p>0.13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4639982" calcext:value-type="float">
            <text:p>0.0463998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29998" calcext:value-type="float">
            <text:p>0.0112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7:.AG267])" office:value-type="float" office:value="0.45429989" calcext:value-type="float">
            <text:p>0.45429989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849001" calcext:value-type="float">
            <text:p>0.0849001</text:p>
          </table:table-cell>
          <table:table-cell office:value-type="float" office:value="0.1578001" calcext:value-type="float">
            <text:p>0.157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3689979" calcext:value-type="float">
            <text:p>0.03689979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69999" calcext:value-type="float">
            <text:p>0.013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8:.AG268])" office:value-type="float" office:value="0.31809998" calcext:value-type="float">
            <text:p>0.31809998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814001" calcext:value-type="float">
            <text:p>0.0814001</text:p>
          </table:table-cell>
          <table:table-cell office:value-type="float" office:value="0.1540001" calcext:value-type="float">
            <text:p>0.15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4119981" calcext:value-type="float">
            <text:p>0.04119981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600018" calcext:value-type="float">
            <text:p>0.00960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9:.AG269])" office:value-type="float" office:value="0.310100028" calcext:value-type="float">
            <text:p>0.31010002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8800007" calcext:value-type="float">
            <text:p>0.08800007</text:p>
          </table:table-cell>
          <table:table-cell office:value-type="float" office:value="0.1931001" calcext:value-type="float">
            <text:p>0.193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4139978" calcext:value-type="float">
            <text:p>0.04139978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09999" calcext:value-type="float">
            <text:p>0.066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0:.AG270])" office:value-type="float" office:value="0.4138999401" calcext:value-type="float">
            <text:p>0.4138999401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866001" calcext:value-type="float">
            <text:p>0.0866001</text:p>
          </table:table-cell>
          <table:table-cell office:value-type="float" office:value="0.1723001" calcext:value-type="float">
            <text:p>0.172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4489983" calcext:value-type="float">
            <text:p>0.04489983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90001" calcext:value-type="float">
            <text:p>0.041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1:.AG271])" office:value-type="float" office:value="0.3697000401" calcext:value-type="float">
            <text:p>0.3697000401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8610012" calcext:value-type="float">
            <text:p>0.08610012</text:p>
          </table:table-cell>
          <table:table-cell office:value-type="float" office:value="0.1650001" calcext:value-type="float">
            <text:p>0.16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3829987" calcext:value-type="float">
            <text:p>0.03829987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90001" calcext:value-type="float">
            <text:p>0.019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2:.AG272])" office:value-type="float" office:value="0.3330001002" calcext:value-type="float">
            <text:p>0.3330001002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9650013" calcext:value-type="float">
            <text:p>0.09650013</text:p>
          </table:table-cell>
          <table:table-cell office:value-type="float" office:value="0.1769001" calcext:value-type="float">
            <text:p>0.176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4019978" calcext:value-type="float">
            <text:p>0.04019978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50001" calcext:value-type="float">
            <text:p>0.024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3:.AG273])" office:value-type="float" office:value="0.3636000199" calcext:value-type="float">
            <text:p>0.3636000199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8390012" calcext:value-type="float">
            <text:p>0.08390012</text:p>
          </table:table-cell>
          <table:table-cell office:value-type="float" office:value="0.1603001" calcext:value-type="float">
            <text:p>0.160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3879972" calcext:value-type="float">
            <text:p>0.03879972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29999" calcext:value-type="float">
            <text:p>0.018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4:.AG274])" office:value-type="float" office:value="0.3255999301" calcext:value-type="float">
            <text:p>0.3255999301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8480013" calcext:value-type="float">
            <text:p>0.08480013</text:p>
          </table:table-cell>
          <table:table-cell office:value-type="float" office:value="0.1559001" calcext:value-type="float">
            <text:p>0.155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368997" calcext:value-type="float">
            <text:p>0.0368997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899993" calcext:value-type="float">
            <text:p>0.006899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5:.AG275])" office:value-type="float" office:value="0.307799923" calcext:value-type="float">
            <text:p>0.307799923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9310009" calcext:value-type="float">
            <text:p>0.09310009</text:p>
          </table:table-cell>
          <table:table-cell office:value-type="float" office:value="0.1641001" calcext:value-type="float">
            <text:p>0.164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5519981" calcext:value-type="float">
            <text:p>0.05519981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59999" calcext:value-type="float">
            <text:p>0.021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6:.AG276])" office:value-type="float" office:value="0.35889999" calcext:value-type="float">
            <text:p>0.35889999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8130012" calcext:value-type="float">
            <text:p>0.08130012</text:p>
          </table:table-cell>
          <table:table-cell office:value-type="float" office:value="0.1589001" calcext:value-type="float">
            <text:p>0.158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3959983" calcext:value-type="float">
            <text:p>0.03959983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00001" calcext:value-type="float">
            <text:p>0.03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7:.AG277])" office:value-type="float" office:value="0.3381000602" calcext:value-type="float">
            <text:p>0.3381000602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8150008" calcext:value-type="float">
            <text:p>0.08150008</text:p>
          </table:table-cell>
          <table:table-cell office:value-type="float" office:value="0.1542001" calcext:value-type="float">
            <text:p>0.154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779978" calcext:value-type="float">
            <text:p>0.03779978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7" calcext:value-type="float">
            <text:p>0.0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8:.AG278])" office:value-type="float" office:value="0.30659996" calcext:value-type="float">
            <text:p>0.30659996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8210009" calcext:value-type="float">
            <text:p>0.08210009</text:p>
          </table:table-cell>
          <table:table-cell office:value-type="float" office:value="0.1601001" calcext:value-type="float">
            <text:p>0.160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3699981" calcext:value-type="float">
            <text:p>0.03699981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49999" calcext:value-type="float">
            <text:p>0.014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9:.AG279])" office:value-type="float" office:value="0.31689999" calcext:value-type="float">
            <text:p>0.31689999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8260006" calcext:value-type="float">
            <text:p>0.08260006</text:p>
          </table:table-cell>
          <table:table-cell office:value-type="float" office:value="0.1562001" calcext:value-type="float">
            <text:p>0.156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459998" calcext:value-type="float">
            <text:p>0.0459998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70001" calcext:value-type="float">
            <text:p>0.014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0:.AG280])" office:value-type="float" office:value="0.3229999701" calcext:value-type="float">
            <text:p>0.3229999701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871001" calcext:value-type="float">
            <text:p>0.0871001</text:p>
          </table:table-cell>
          <table:table-cell office:value-type="float" office:value="0.1694001" calcext:value-type="float">
            <text:p>0.169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403998" calcext:value-type="float">
            <text:p>0.040399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79999" calcext:value-type="float">
            <text:p>0.014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1:.AG281])" office:value-type="float" office:value="0.3359999901" calcext:value-type="float">
            <text:p>0.3359999901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8300009" calcext:value-type="float">
            <text:p>0.08300009</text:p>
          </table:table-cell>
          <table:table-cell office:value-type="float" office:value="0.1555001" calcext:value-type="float">
            <text:p>0.155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3679986" calcext:value-type="float">
            <text:p>0.03679986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499988" calcext:value-type="float">
            <text:p>0.009499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2:.AG282])" office:value-type="float" office:value="0.308300038" calcext:value-type="float">
            <text:p>0.308300038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9340008" calcext:value-type="float">
            <text:p>0.09340008</text:p>
          </table:table-cell>
          <table:table-cell office:value-type="float" office:value="0.1791" calcext:value-type="float">
            <text:p>0.1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4179982" calcext:value-type="float">
            <text:p>0.04179982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00001" calcext:value-type="float">
            <text:p>0.01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3:.AG283])" office:value-type="float" office:value="0.3544999101" calcext:value-type="float">
            <text:p>0.3544999101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8560012" calcext:value-type="float">
            <text:p>0.08560012</text:p>
          </table:table-cell>
          <table:table-cell office:value-type="float" office:value="0.1725001" calcext:value-type="float">
            <text:p>0.172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4159978" calcext:value-type="float">
            <text:p>0.04159978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59999" calcext:value-type="float">
            <text:p>0.065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4:.AG284])" office:value-type="float" office:value="0.3892999899" calcext:value-type="float">
            <text:p>0.3892999899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8640011" calcext:value-type="float">
            <text:p>0.08640011</text:p>
          </table:table-cell>
          <table:table-cell office:value-type="float" office:value="0.1728" calcext:value-type="float">
            <text:p>0.1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4799984" calcext:value-type="float">
            <text:p>0.04799984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2" calcext:value-type="float">
            <text:p>0.0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5:.AG285])" office:value-type="float" office:value="0.3475999502" calcext:value-type="float">
            <text:p>0.3475999502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8490011" calcext:value-type="float">
            <text:p>0.08490011</text:p>
          </table:table-cell>
          <table:table-cell office:value-type="float" office:value="0.1586001" calcext:value-type="float">
            <text:p>0.158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4059982" calcext:value-type="float">
            <text:p>0.04059982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39999" calcext:value-type="float">
            <text:p>0.012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6:.AG286])" office:value-type="float" office:value="0.3205000201" calcext:value-type="float">
            <text:p>0.3205000201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8570012" calcext:value-type="float">
            <text:p>0.08570012</text:p>
          </table:table-cell>
          <table:table-cell office:value-type="float" office:value="0.1691001" calcext:value-type="float">
            <text:p>0.169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3989975" calcext:value-type="float">
            <text:p>0.0398997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70001" calcext:value-type="float">
            <text:p>0.027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7:.AG287])" office:value-type="float" office:value="0.3466999801" calcext:value-type="float">
            <text:p>0.3466999801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827001" calcext:value-type="float">
            <text:p>0.0827001</text:p>
          </table:table-cell>
          <table:table-cell office:value-type="float" office:value="0.1657001" calcext:value-type="float">
            <text:p>0.165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3959981" calcext:value-type="float">
            <text:p>0.0395998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69999" calcext:value-type="float">
            <text:p>0.020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8:.AG288])" office:value-type="float" office:value="0.3329" calcext:value-type="float">
            <text:p>0.3329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8170009" calcext:value-type="float">
            <text:p>0.08170009</text:p>
          </table:table-cell>
          <table:table-cell office:value-type="float" office:value="0.1531001" calcext:value-type="float">
            <text:p>0.153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3839983" calcext:value-type="float">
            <text:p>0.03839983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599999" calcext:value-type="float">
            <text:p>0.0055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9:.AG289])" office:value-type="float" office:value="0.302000019" calcext:value-type="float">
            <text:p>0.302000019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8350009" calcext:value-type="float">
            <text:p>0.08350009</text:p>
          </table:table-cell>
          <table:table-cell office:value-type="float" office:value="0.1540001" calcext:value-type="float">
            <text:p>0.15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4539976" calcext:value-type="float">
            <text:p>0.04539976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69999" calcext:value-type="float">
            <text:p>0.022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0:.AG290])" office:value-type="float" office:value="0.3294999402" calcext:value-type="float">
            <text:p>0.3294999402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9490011" calcext:value-type="float">
            <text:p>0.09490011</text:p>
          </table:table-cell>
          <table:table-cell office:value-type="float" office:value="0.1872001" calcext:value-type="float">
            <text:p>0.187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4249968" calcext:value-type="float">
            <text:p>0.04249968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89999" calcext:value-type="float">
            <text:p>0.022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1:.AG291])" office:value-type="float" office:value="0.3729998799" calcext:value-type="float">
            <text:p>0.3729998799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8290011" calcext:value-type="float">
            <text:p>0.08290011</text:p>
          </table:table-cell>
          <table:table-cell office:value-type="float" office:value="0.1566" calcext:value-type="float">
            <text:p>0.1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3789971" calcext:value-type="float">
            <text:p>0.03789971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60002" calcext:value-type="float">
            <text:p>0.0116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2:.AG292])" office:value-type="float" office:value="0.3131998399" calcext:value-type="float">
            <text:p>0.3131998399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8190008" calcext:value-type="float">
            <text:p>0.08190008</text:p>
          </table:table-cell>
          <table:table-cell office:value-type="float" office:value="0.1535001" calcext:value-type="float">
            <text:p>0.153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3699981" calcext:value-type="float">
            <text:p>0.03699981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09998" calcext:value-type="float">
            <text:p>0.010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3:.AG293])" office:value-type="float" office:value="0.30629997" calcext:value-type="float">
            <text:p>0.30629997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836001" calcext:value-type="float">
            <text:p>0.0836001</text:p>
          </table:table-cell>
          <table:table-cell office:value-type="float" office:value="0.1695001" calcext:value-type="float">
            <text:p>0.169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999999" calcext:value-type="float">
            <text:p>0.0008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4019976" calcext:value-type="float">
            <text:p>0.04019976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56" calcext:value-type="float">
            <text:p>0.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4:.AG294])" office:value-type="float" office:value="0.44279996" calcext:value-type="float">
            <text:p>0.44279996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8570008" calcext:value-type="float">
            <text:p>0.08570008</text:p>
          </table:table-cell>
          <table:table-cell office:value-type="float" office:value="0.1534001" calcext:value-type="float">
            <text:p>0.153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3909979" calcext:value-type="float">
            <text:p>0.03909979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19999" calcext:value-type="float">
            <text:p>0.010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5:.AG295])" office:value-type="float" office:value="0.31279996" calcext:value-type="float">
            <text:p>0.31279996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8940009" calcext:value-type="float">
            <text:p>0.08940009</text:p>
          </table:table-cell>
          <table:table-cell office:value-type="float" office:value="0.1681001" calcext:value-type="float">
            <text:p>0.168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5069975" calcext:value-type="float">
            <text:p>0.05069975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8" calcext:value-type="float">
            <text:p>0.0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6:.AG296])" office:value-type="float" office:value="0.3598999399" calcext:value-type="float">
            <text:p>0.3598999399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8080009" calcext:value-type="float">
            <text:p>0.08080009</text:p>
          </table:table-cell>
          <table:table-cell office:value-type="float" office:value="0.1520001" calcext:value-type="float">
            <text:p>0.15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489977" calcext:value-type="float">
            <text:p>0.04489977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29998" calcext:value-type="float">
            <text:p>0.0112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7:.AG297])" office:value-type="float" office:value="0.3123999399" calcext:value-type="float">
            <text:p>0.3123999399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8460011" calcext:value-type="float">
            <text:p>0.08460011</text:p>
          </table:table-cell>
          <table:table-cell office:value-type="float" office:value="0.1541001" calcext:value-type="float">
            <text:p>0.154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3819974" calcext:value-type="float">
            <text:p>0.03819974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30001" calcext:value-type="float">
            <text:p>0.014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8:.AG298])" office:value-type="float" office:value="0.31459996" calcext:value-type="float">
            <text:p>0.31459996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7990009" calcext:value-type="float">
            <text:p>0.07990009</text:p>
          </table:table-cell>
          <table:table-cell office:value-type="float" office:value="0.1510001" calcext:value-type="float">
            <text:p>0.15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3709986" calcext:value-type="float">
            <text:p>0.03709986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00006" calcext:value-type="float">
            <text:p>0.00990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9:.AG299])" office:value-type="float" office:value="0.301100056" calcext:value-type="float">
            <text:p>0.301100056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856001" calcext:value-type="float">
            <text:p>0.0856001</text:p>
          </table:table-cell>
          <table:table-cell office:value-type="float" office:value="0.1656001" calcext:value-type="float">
            <text:p>0.165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999999" calcext:value-type="float">
            <text:p>0.000599999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3769972" calcext:value-type="float">
            <text:p>0.03769972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60001" calcext:value-type="float">
            <text:p>0.015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00:.AG300])" office:value-type="float" office:value="0.3285999299" calcext:value-type="float">
            <text:p>0.3285999299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901001" calcext:value-type="float">
            <text:p>0.0901001</text:p>
          </table:table-cell>
          <table:table-cell office:value-type="float" office:value="0.1761001" calcext:value-type="float">
            <text:p>0.176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3949982" calcext:value-type="float">
            <text:p>0.0394998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50001" calcext:value-type="float">
            <text:p>0.014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01:.AG301])" office:value-type="float" office:value="0.34810003" calcext:value-type="float">
            <text:p>0.34810003</text:p>
          </table:table-cell>
          <table:table-cell table:number-columns-repeated="4"/>
        </table:table-row>
        <table:table-row table:style-name="ro1" table:number-rows-repeated="300">
          <table:table-cell table:number-columns-repeated="33"/>
          <table:table-cell table:style-name="Default"/>
          <table:table-cell table:number-columns-repeated="4"/>
        </table:table-row>
        <table:table-row table:style-name="ro1" table:number-rows-repeated="1047974">
          <table:table-cell table:number-columns-repeated="38"/>
        </table:table-row>
        <table:table-row table:style-name="ro1"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 style:data-style-name="N2" text:time-value="16:57:47.180000000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8-02T16:58:04.575000000</dc:date>
    <meta:editing-duration>PT32S</meta:editing-duration>
    <meta:editing-cycles>2</meta:editing-cycles>
    <meta:generator>LibreOffice/6.4.2.2$Windows_X86_64 LibreOffice_project/4e471d8c02c9c90f512f7f9ead8875b57fcb1ec3</meta:generator>
    <meta:document-statistic meta:table-count="1" meta:cell-count="10242" meta:object-count="0"/>
  </office:meta>
</office:document-meta>
</file>